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9mm"/>
    </style:style>
    <style:style style:name="co2" style:family="table-column">
      <style:table-column-properties fo:break-before="auto" style:column-width="29.25mm"/>
    </style:style>
    <style:style style:name="co3" style:family="table-column">
      <style:table-column-properties fo:break-before="auto" style:column-width="33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234.36mm" svg:height="92.71mm" svg:x="141.22mm" svg:y="1.59mm">
            <loext:p draw:notify-on-update-of-ranges="'raw data'.A1:'raw data'.A1 'raw data'.A2:'raw data'.A21 'raw data'.B1:'raw data'.B1 'raw data'.B2:'raw data'.B21 'raw data'.C1:'raw data'.C1 'raw data'.C2:'raw data'.C21 'raw data'.D1:'raw data'.D1 'raw data'.D2:'raw data'.D21 'raw data'.E1:'raw data'.E1 'raw data'.E2:'raw data'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4.36mm" svg:height="92.71mm" svg:x="140.12mm" svg:y="94.84mm">
            <loext:p draw:notify-on-update-of-ranges="'raw data'.A22:'raw data'.A22 'raw data'.A23:'raw data'.A42 'raw data'.B22:'raw data'.B22 'raw data'.B23:'raw data'.B42 'raw data'.C22:'raw data'.C22 'raw data'.C23:'raw data'.C42 'raw data'.D22:'raw data'.D22 'raw data'.D23:'raw data'.D42 'raw data'.E22:'raw data'.E22 'raw data'.E23:'raw data'.E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4.36mm" svg:height="92.71mm" svg:x="140.12mm" svg:y="189.67mm">
            <loext:p draw:notify-on-update-of-ranges="'raw data'.A43:'raw data'.A43 'raw data'.A44:'raw data'.A63 'raw data'.B43:'raw data'.B43 'raw data'.B44:'raw data'.B63 'raw data'.C43:'raw data'.C43 'raw data'.C44:'raw data'.C63 'raw data'.D43:'raw data'.D43 'raw data'.D44:'raw data'.D63 'raw data'.E43:'raw data'.E43 'raw data'.E44:'raw data'.E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4.36mm" svg:height="92.71mm" svg:x="140.12mm" svg:y="284.49mm">
            <loext:p draw:notify-on-update-of-ranges="'raw data'.A64:'raw data'.A64 'raw data'.A65:'raw data'.A84 'raw data'.B64:'raw data'.B64 'raw data'.B65:'raw data'.B84 'raw data'.C64:'raw data'.C64 'raw data'.C65:'raw data'.C84 'raw data'.D64:'raw data'.D64 'raw data'.D65:'raw data'.D84 'raw data'.E64:'raw data'.E64 'raw data'.E65:'raw data'.E8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4.36mm" svg:height="92.71mm" svg:x="140.12mm" svg:y="379.32mm">
            <loext:p draw:notify-on-update-of-ranges="'raw data'.A85:'raw data'.A85 'raw data'.A86:'raw data'.A105 'raw data'.B85:'raw data'.B85 'raw data'.B86:'raw data'.B105 'raw data'.C85:'raw data'.C85 'raw data'.C86:'raw data'.C105 'raw data'.D85:'raw data'.D85 'raw data'.D86:'raw data'.D105 'raw data'.E85:'raw data'.E85 'raw data'.E86:'raw data'.E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4.36mm" svg:height="92.71mm" svg:x="140.12mm" svg:y="474.15mm">
            <loext:p draw:notify-on-update-of-ranges="'raw data'.A106:'raw data'.A106 'raw data'.A107:'raw data'.A126 'raw data'.B106:'raw data'.B106 'raw data'.B107:'raw data'.B126 'raw data'.C106:'raw data'.C106 'raw data'.C107:'raw data'.C126 'raw data'.D106:'raw data'.D106 'raw data'.D107:'raw data'.D126 'raw data'.E106:'raw data'.E106 'raw data'.E107:'raw data'.E1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34.36mm" svg:height="92.71mm" svg:x="140.12mm" svg:y="568.97mm">
            <loext:p draw:notify-on-update-of-ranges="'raw data'.A127:'raw data'.A127 'raw data'.A128:'raw data'.A147 'raw data'.B127:'raw data'.B127 'raw data'.B128:'raw data'.B147 'raw data'.C127:'raw data'.C127 'raw data'.C128:'raw data'.C147 'raw data'.D127:'raw data'.D127 'raw data'.D128:'raw data'.D147 'raw data'.E127:'raw data'.E127 'raw data'.E128:'raw data'.E14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34.36mm" svg:height="92.71mm" svg:x="140.12mm" svg:y="663.79mm">
            <loext:p draw:notify-on-update-of-ranges="'raw data'.A148:'raw data'.A148 'raw data'.A149:'raw data'.A168 'raw data'.B148:'raw data'.B148 'raw data'.B149:'raw data'.B168 'raw data'.C148:'raw data'.C148 'raw data'.C149:'raw data'.C168 'raw data'.D148:'raw data'.D148 'raw data'.D149:'raw data'.D168 'raw data'.E148:'raw data'.E148 'raw data'.E149:'raw data'.E16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2)</text:p>
          </table:table-cell>
          <table:table-cell office:value-type="string" calcext:value-type="string">
            <text:p>cpu(atoi_opt_1|2)</text:p>
          </table:table-cell>
          <table:table-cell office:value-type="string" calcext:value-type="string">
            <text:p>cpu(atoi_opt_2|2)</text:p>
          </table:table-cell>
          <table:table-cell office:value-type="string" calcext:value-type="string">
            <text:p>cpu(atoi_opt_3|2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5.7" calcext:value-type="float">
            <text:p>11765.70</text:p>
          </table:table-cell>
          <table:table-cell office:value-type="float" office:value="2822.65" calcext:value-type="float">
            <text:p>2822.65</text:p>
          </table:table-cell>
          <table:table-cell office:value-type="float" office:value="2166.91" calcext:value-type="float">
            <text:p>2166.91</text:p>
          </table:table-cell>
          <table:table-cell office:value-type="float" office:value="2101.1" calcext:value-type="float">
            <text:p>2101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3.1" calcext:value-type="float">
            <text:p>11763.10</text:p>
          </table:table-cell>
          <table:table-cell office:value-type="float" office:value="2813.56" calcext:value-type="float">
            <text:p>2813.56</text:p>
          </table:table-cell>
          <table:table-cell office:value-type="float" office:value="2169.39" calcext:value-type="float">
            <text:p>2169.39</text:p>
          </table:table-cell>
          <table:table-cell office:value-type="float" office:value="2103.49" calcext:value-type="float">
            <text:p>2103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88.6" calcext:value-type="float">
            <text:p>11788.60</text:p>
          </table:table-cell>
          <table:table-cell office:value-type="float" office:value="2812.12" calcext:value-type="float">
            <text:p>2812.12</text:p>
          </table:table-cell>
          <table:table-cell office:value-type="float" office:value="2167.44" calcext:value-type="float">
            <text:p>2167.44</text:p>
          </table:table-cell>
          <table:table-cell office:value-type="float" office:value="2100.04" calcext:value-type="float">
            <text:p>2100.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28.7" calcext:value-type="float">
            <text:p>11728.70</text:p>
          </table:table-cell>
          <table:table-cell office:value-type="float" office:value="2813.03" calcext:value-type="float">
            <text:p>2813.03</text:p>
          </table:table-cell>
          <table:table-cell office:value-type="float" office:value="2173.34" calcext:value-type="float">
            <text:p>2173.34</text:p>
          </table:table-cell>
          <table:table-cell office:value-type="float" office:value="2102.73" calcext:value-type="float">
            <text:p>2102.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18" calcext:value-type="float">
            <text:p>11518.00</text:p>
          </table:table-cell>
          <table:table-cell office:value-type="float" office:value="2815.51" calcext:value-type="float">
            <text:p>2815.51</text:p>
          </table:table-cell>
          <table:table-cell office:value-type="float" office:value="2169.15" calcext:value-type="float">
            <text:p>2169.15</text:p>
          </table:table-cell>
          <table:table-cell office:value-type="float" office:value="2103.69" calcext:value-type="float">
            <text:p>2103.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15.8" calcext:value-type="float">
            <text:p>11815.80</text:p>
          </table:table-cell>
          <table:table-cell office:value-type="float" office:value="2811.66" calcext:value-type="float">
            <text:p>2811.66</text:p>
          </table:table-cell>
          <table:table-cell office:value-type="float" office:value="2168.3" calcext:value-type="float">
            <text:p>2168.30</text:p>
          </table:table-cell>
          <table:table-cell office:value-type="float" office:value="2104.04" calcext:value-type="float">
            <text:p>2104.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09.4" calcext:value-type="float">
            <text:p>11609.40</text:p>
          </table:table-cell>
          <table:table-cell office:value-type="float" office:value="2811.32" calcext:value-type="float">
            <text:p>2811.32</text:p>
          </table:table-cell>
          <table:table-cell office:value-type="float" office:value="2171.39" calcext:value-type="float">
            <text:p>2171.39</text:p>
          </table:table-cell>
          <table:table-cell office:value-type="float" office:value="2101.95" calcext:value-type="float">
            <text:p>2101.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9.8" calcext:value-type="float">
            <text:p>12009.80</text:p>
          </table:table-cell>
          <table:table-cell office:value-type="float" office:value="2812.52" calcext:value-type="float">
            <text:p>2812.52</text:p>
          </table:table-cell>
          <table:table-cell office:value-type="float" office:value="2167.89" calcext:value-type="float">
            <text:p>2167.89</text:p>
          </table:table-cell>
          <table:table-cell office:value-type="float" office:value="2105.99" calcext:value-type="float">
            <text:p>2105.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637" calcext:value-type="float">
            <text:p>11637.00</text:p>
          </table:table-cell>
          <table:table-cell office:value-type="float" office:value="2810.8" calcext:value-type="float">
            <text:p>2810.80</text:p>
          </table:table-cell>
          <table:table-cell office:value-type="float" office:value="2168.9" calcext:value-type="float">
            <text:p>2168.90</text:p>
          </table:table-cell>
          <table:table-cell office:value-type="float" office:value="2102.44" calcext:value-type="float">
            <text:p>2102.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13.3" calcext:value-type="float">
            <text:p>11813.30</text:p>
          </table:table-cell>
          <table:table-cell office:value-type="float" office:value="2812.63" calcext:value-type="float">
            <text:p>2812.63</text:p>
          </table:table-cell>
          <table:table-cell office:value-type="float" office:value="2174.02" calcext:value-type="float">
            <text:p>2174.02</text:p>
          </table:table-cell>
          <table:table-cell office:value-type="float" office:value="2099.71" calcext:value-type="float">
            <text:p>2099.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37.7" calcext:value-type="float">
            <text:p>11737.70</text:p>
          </table:table-cell>
          <table:table-cell office:value-type="float" office:value="2812.94" calcext:value-type="float">
            <text:p>2812.94</text:p>
          </table:table-cell>
          <table:table-cell office:value-type="float" office:value="2170.37" calcext:value-type="float">
            <text:p>2170.37</text:p>
          </table:table-cell>
          <table:table-cell office:value-type="float" office:value="2106.17" calcext:value-type="float">
            <text:p>2106.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18.1" calcext:value-type="float">
            <text:p>11718.10</text:p>
          </table:table-cell>
          <table:table-cell office:value-type="float" office:value="2815.48" calcext:value-type="float">
            <text:p>2815.48</text:p>
          </table:table-cell>
          <table:table-cell office:value-type="float" office:value="2170.47" calcext:value-type="float">
            <text:p>2170.47</text:p>
          </table:table-cell>
          <table:table-cell office:value-type="float" office:value="2108.85" calcext:value-type="float">
            <text:p>2108.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797.3" calcext:value-type="float">
            <text:p>11797.30</text:p>
          </table:table-cell>
          <table:table-cell office:value-type="float" office:value="2816.19" calcext:value-type="float">
            <text:p>2816.19</text:p>
          </table:table-cell>
          <table:table-cell office:value-type="float" office:value="2168.22" calcext:value-type="float">
            <text:p>2168.22</text:p>
          </table:table-cell>
          <table:table-cell office:value-type="float" office:value="2117.54" calcext:value-type="float">
            <text:p>2117.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81.1" calcext:value-type="float">
            <text:p>11581.10</text:p>
          </table:table-cell>
          <table:table-cell office:value-type="float" office:value="2810.14" calcext:value-type="float">
            <text:p>2810.14</text:p>
          </table:table-cell>
          <table:table-cell office:value-type="float" office:value="2166.64" calcext:value-type="float">
            <text:p>2166.64</text:p>
          </table:table-cell>
          <table:table-cell office:value-type="float" office:value="2101.78" calcext:value-type="float">
            <text:p>2101.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07.4" calcext:value-type="float">
            <text:p>11707.40</text:p>
          </table:table-cell>
          <table:table-cell office:value-type="float" office:value="2811.05" calcext:value-type="float">
            <text:p>2811.05</text:p>
          </table:table-cell>
          <table:table-cell office:value-type="float" office:value="2166.73" calcext:value-type="float">
            <text:p>2166.73</text:p>
          </table:table-cell>
          <table:table-cell office:value-type="float" office:value="2097.35" calcext:value-type="float">
            <text:p>2097.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98.9" calcext:value-type="float">
            <text:p>11798.90</text:p>
          </table:table-cell>
          <table:table-cell office:value-type="float" office:value="2812.11" calcext:value-type="float">
            <text:p>2812.11</text:p>
          </table:table-cell>
          <table:table-cell office:value-type="float" office:value="2170.88" calcext:value-type="float">
            <text:p>2170.88</text:p>
          </table:table-cell>
          <table:table-cell office:value-type="float" office:value="2100.21" calcext:value-type="float">
            <text:p>2100.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56.4" calcext:value-type="float">
            <text:p>11756.40</text:p>
          </table:table-cell>
          <table:table-cell office:value-type="float" office:value="2807.99" calcext:value-type="float">
            <text:p>2807.99</text:p>
          </table:table-cell>
          <table:table-cell office:value-type="float" office:value="2166.17" calcext:value-type="float">
            <text:p>2166.17</text:p>
          </table:table-cell>
          <table:table-cell office:value-type="float" office:value="2103.32" calcext:value-type="float">
            <text:p>2103.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64" calcext:value-type="float">
            <text:p>11964.00</text:p>
          </table:table-cell>
          <table:table-cell office:value-type="float" office:value="2808.14" calcext:value-type="float">
            <text:p>2808.14</text:p>
          </table:table-cell>
          <table:table-cell office:value-type="float" office:value="2165.72" calcext:value-type="float">
            <text:p>2165.72</text:p>
          </table:table-cell>
          <table:table-cell office:value-type="float" office:value="2101.28" calcext:value-type="float">
            <text:p>2101.2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39.6" calcext:value-type="float">
            <text:p>11539.60</text:p>
          </table:table-cell>
          <table:table-cell office:value-type="float" office:value="2814.62" calcext:value-type="float">
            <text:p>2814.62</text:p>
          </table:table-cell>
          <table:table-cell office:value-type="float" office:value="2177.59" calcext:value-type="float">
            <text:p>2177.59</text:p>
          </table:table-cell>
          <table:table-cell office:value-type="float" office:value="2103.21" calcext:value-type="float">
            <text:p>2103.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76.4" calcext:value-type="float">
            <text:p>11976.40</text:p>
          </table:table-cell>
          <table:table-cell office:value-type="float" office:value="2809.09" calcext:value-type="float">
            <text:p>2809.09</text:p>
          </table:table-cell>
          <table:table-cell office:value-type="float" office:value="2177.67" calcext:value-type="float">
            <text:p>2177.67</text:p>
          </table:table-cell>
          <table:table-cell office:value-type="float" office:value="2099.27" calcext:value-type="float">
            <text:p>2099.2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3)</text:p>
          </table:table-cell>
          <table:table-cell office:value-type="string" calcext:value-type="string">
            <text:p>cpu(atoi_opt_1|3)</text:p>
          </table:table-cell>
          <table:table-cell office:value-type="string" calcext:value-type="string">
            <text:p>cpu(atoi_opt_2|3)</text:p>
          </table:table-cell>
          <table:table-cell office:value-type="string" calcext:value-type="string">
            <text:p>cpu(atoi_opt_3|3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77.7" calcext:value-type="float">
            <text:p>13777.70</text:p>
          </table:table-cell>
          <table:table-cell office:value-type="float" office:value="3371.16" calcext:value-type="float">
            <text:p>3371.16</text:p>
          </table:table-cell>
          <table:table-cell office:value-type="float" office:value="2627.39" calcext:value-type="float">
            <text:p>2627.39</text:p>
          </table:table-cell>
          <table:table-cell office:value-type="float" office:value="2476.27" calcext:value-type="float">
            <text:p>2476.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61.8" calcext:value-type="float">
            <text:p>14061.80</text:p>
          </table:table-cell>
          <table:table-cell office:value-type="float" office:value="3387.23" calcext:value-type="float">
            <text:p>3387.23</text:p>
          </table:table-cell>
          <table:table-cell office:value-type="float" office:value="2625.21" calcext:value-type="float">
            <text:p>2625.21</text:p>
          </table:table-cell>
          <table:table-cell office:value-type="float" office:value="2476.23" calcext:value-type="float">
            <text:p>2476.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78.3" calcext:value-type="float">
            <text:p>13878.30</text:p>
          </table:table-cell>
          <table:table-cell office:value-type="float" office:value="3367.45" calcext:value-type="float">
            <text:p>3367.45</text:p>
          </table:table-cell>
          <table:table-cell office:value-type="float" office:value="2629.34" calcext:value-type="float">
            <text:p>2629.34</text:p>
          </table:table-cell>
          <table:table-cell office:value-type="float" office:value="2474.24" calcext:value-type="float">
            <text:p>2474.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99.3" calcext:value-type="float">
            <text:p>13799.30</text:p>
          </table:table-cell>
          <table:table-cell office:value-type="float" office:value="3367.08" calcext:value-type="float">
            <text:p>3367.08</text:p>
          </table:table-cell>
          <table:table-cell office:value-type="float" office:value="2633.27" calcext:value-type="float">
            <text:p>2633.27</text:p>
          </table:table-cell>
          <table:table-cell office:value-type="float" office:value="2478.1" calcext:value-type="float">
            <text:p>2478.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79.4" calcext:value-type="float">
            <text:p>13779.40</text:p>
          </table:table-cell>
          <table:table-cell office:value-type="float" office:value="3363.72" calcext:value-type="float">
            <text:p>3363.72</text:p>
          </table:table-cell>
          <table:table-cell office:value-type="float" office:value="2624.62" calcext:value-type="float">
            <text:p>2624.62</text:p>
          </table:table-cell>
          <table:table-cell office:value-type="float" office:value="2481.4" calcext:value-type="float">
            <text:p>2481.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10.8" calcext:value-type="float">
            <text:p>13810.80</text:p>
          </table:table-cell>
          <table:table-cell office:value-type="float" office:value="3367.15" calcext:value-type="float">
            <text:p>3367.15</text:p>
          </table:table-cell>
          <table:table-cell office:value-type="float" office:value="2626.72" calcext:value-type="float">
            <text:p>2626.72</text:p>
          </table:table-cell>
          <table:table-cell office:value-type="float" office:value="2473.75" calcext:value-type="float">
            <text:p>2473.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37" calcext:value-type="float">
            <text:p>13937.00</text:p>
          </table:table-cell>
          <table:table-cell office:value-type="float" office:value="3368.19" calcext:value-type="float">
            <text:p>3368.19</text:p>
          </table:table-cell>
          <table:table-cell office:value-type="float" office:value="2637.61" calcext:value-type="float">
            <text:p>2637.61</text:p>
          </table:table-cell>
          <table:table-cell office:value-type="float" office:value="2473.37" calcext:value-type="float">
            <text:p>2473.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69.9" calcext:value-type="float">
            <text:p>13869.90</text:p>
          </table:table-cell>
          <table:table-cell office:value-type="float" office:value="3364" calcext:value-type="float">
            <text:p>3364.00</text:p>
          </table:table-cell>
          <table:table-cell office:value-type="float" office:value="2633.43" calcext:value-type="float">
            <text:p>2633.43</text:p>
          </table:table-cell>
          <table:table-cell office:value-type="float" office:value="2474.83" calcext:value-type="float">
            <text:p>2474.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21.1" calcext:value-type="float">
            <text:p>13821.10</text:p>
          </table:table-cell>
          <table:table-cell office:value-type="float" office:value="3368.89" calcext:value-type="float">
            <text:p>3368.89</text:p>
          </table:table-cell>
          <table:table-cell office:value-type="float" office:value="2626.7" calcext:value-type="float">
            <text:p>2626.70</text:p>
          </table:table-cell>
          <table:table-cell office:value-type="float" office:value="2472.65" calcext:value-type="float">
            <text:p>2472.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24.8" calcext:value-type="float">
            <text:p>13624.80</text:p>
          </table:table-cell>
          <table:table-cell office:value-type="float" office:value="3367.15" calcext:value-type="float">
            <text:p>3367.15</text:p>
          </table:table-cell>
          <table:table-cell office:value-type="float" office:value="2637.06" calcext:value-type="float">
            <text:p>2637.06</text:p>
          </table:table-cell>
          <table:table-cell office:value-type="float" office:value="2473.63" calcext:value-type="float">
            <text:p>2473.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42.6" calcext:value-type="float">
            <text:p>13742.60</text:p>
          </table:table-cell>
          <table:table-cell office:value-type="float" office:value="3363.9" calcext:value-type="float">
            <text:p>3363.90</text:p>
          </table:table-cell>
          <table:table-cell office:value-type="float" office:value="2643.45" calcext:value-type="float">
            <text:p>2643.45</text:p>
          </table:table-cell>
          <table:table-cell office:value-type="float" office:value="2473.76" calcext:value-type="float">
            <text:p>2473.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55.5" calcext:value-type="float">
            <text:p>13955.50</text:p>
          </table:table-cell>
          <table:table-cell office:value-type="float" office:value="3368.13" calcext:value-type="float">
            <text:p>3368.13</text:p>
          </table:table-cell>
          <table:table-cell office:value-type="float" office:value="2625.32" calcext:value-type="float">
            <text:p>2625.32</text:p>
          </table:table-cell>
          <table:table-cell office:value-type="float" office:value="2478.03" calcext:value-type="float">
            <text:p>2478.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885" calcext:value-type="float">
            <text:p>13885.00</text:p>
          </table:table-cell>
          <table:table-cell office:value-type="float" office:value="3373.45" calcext:value-type="float">
            <text:p>3373.45</text:p>
          </table:table-cell>
          <table:table-cell office:value-type="float" office:value="2627.33" calcext:value-type="float">
            <text:p>2627.33</text:p>
          </table:table-cell>
          <table:table-cell office:value-type="float" office:value="2473.81" calcext:value-type="float">
            <text:p>2473.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23.8" calcext:value-type="float">
            <text:p>13923.80</text:p>
          </table:table-cell>
          <table:table-cell office:value-type="float" office:value="3378.79" calcext:value-type="float">
            <text:p>3378.79</text:p>
          </table:table-cell>
          <table:table-cell office:value-type="float" office:value="2625.31" calcext:value-type="float">
            <text:p>2625.31</text:p>
          </table:table-cell>
          <table:table-cell office:value-type="float" office:value="2476.28" calcext:value-type="float">
            <text:p>2476.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37.3" calcext:value-type="float">
            <text:p>13837.30</text:p>
          </table:table-cell>
          <table:table-cell office:value-type="float" office:value="3366.35" calcext:value-type="float">
            <text:p>3366.35</text:p>
          </table:table-cell>
          <table:table-cell office:value-type="float" office:value="2631.42" calcext:value-type="float">
            <text:p>2631.42</text:p>
          </table:table-cell>
          <table:table-cell office:value-type="float" office:value="2473.36" calcext:value-type="float">
            <text:p>2473.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73.4" calcext:value-type="float">
            <text:p>13873.40</text:p>
          </table:table-cell>
          <table:table-cell office:value-type="float" office:value="3373.11" calcext:value-type="float">
            <text:p>3373.11</text:p>
          </table:table-cell>
          <table:table-cell office:value-type="float" office:value="2630.71" calcext:value-type="float">
            <text:p>2630.71</text:p>
          </table:table-cell>
          <table:table-cell office:value-type="float" office:value="2481.35" calcext:value-type="float">
            <text:p>2481.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13" calcext:value-type="float">
            <text:p>13913.00</text:p>
          </table:table-cell>
          <table:table-cell office:value-type="float" office:value="3365.23" calcext:value-type="float">
            <text:p>3365.23</text:p>
          </table:table-cell>
          <table:table-cell office:value-type="float" office:value="2625.3" calcext:value-type="float">
            <text:p>2625.30</text:p>
          </table:table-cell>
          <table:table-cell office:value-type="float" office:value="2471.34" calcext:value-type="float">
            <text:p>2471.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915.7" calcext:value-type="float">
            <text:p>13915.70</text:p>
          </table:table-cell>
          <table:table-cell office:value-type="float" office:value="3367.4" calcext:value-type="float">
            <text:p>3367.40</text:p>
          </table:table-cell>
          <table:table-cell office:value-type="float" office:value="2628.42" calcext:value-type="float">
            <text:p>2628.42</text:p>
          </table:table-cell>
          <table:table-cell office:value-type="float" office:value="2472.39" calcext:value-type="float">
            <text:p>2472.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832.6" calcext:value-type="float">
            <text:p>13832.60</text:p>
          </table:table-cell>
          <table:table-cell office:value-type="float" office:value="3370.61" calcext:value-type="float">
            <text:p>3370.61</text:p>
          </table:table-cell>
          <table:table-cell office:value-type="float" office:value="2633.8" calcext:value-type="float">
            <text:p>2633.80</text:p>
          </table:table-cell>
          <table:table-cell office:value-type="float" office:value="2475.46" calcext:value-type="float">
            <text:p>2475.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49.2" calcext:value-type="float">
            <text:p>13849.20</text:p>
          </table:table-cell>
          <table:table-cell office:value-type="float" office:value="3371.56" calcext:value-type="float">
            <text:p>3371.56</text:p>
          </table:table-cell>
          <table:table-cell office:value-type="float" office:value="2624.45" calcext:value-type="float">
            <text:p>2624.45</text:p>
          </table:table-cell>
          <table:table-cell office:value-type="float" office:value="2476.43" calcext:value-type="float">
            <text:p>2476.4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4)</text:p>
          </table:table-cell>
          <table:table-cell office:value-type="string" calcext:value-type="string">
            <text:p>cpu(atoi_opt_1|4)</text:p>
          </table:table-cell>
          <table:table-cell office:value-type="string" calcext:value-type="string">
            <text:p>cpu(atoi_opt_2|4)</text:p>
          </table:table-cell>
          <table:table-cell office:value-type="string" calcext:value-type="string">
            <text:p>cpu(atoi_opt_3|4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79.9" calcext:value-type="float">
            <text:p>16379.90</text:p>
          </table:table-cell>
          <table:table-cell office:value-type="float" office:value="3882.17" calcext:value-type="float">
            <text:p>3882.17</text:p>
          </table:table-cell>
          <table:table-cell office:value-type="float" office:value="3111.48" calcext:value-type="float">
            <text:p>3111.48</text:p>
          </table:table-cell>
          <table:table-cell office:value-type="float" office:value="2763.78" calcext:value-type="float">
            <text:p>2763.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68.8" calcext:value-type="float">
            <text:p>16068.80</text:p>
          </table:table-cell>
          <table:table-cell office:value-type="float" office:value="3895.11" calcext:value-type="float">
            <text:p>3895.11</text:p>
          </table:table-cell>
          <table:table-cell office:value-type="float" office:value="3101.77" calcext:value-type="float">
            <text:p>3101.77</text:p>
          </table:table-cell>
          <table:table-cell office:value-type="float" office:value="2753.4" calcext:value-type="float">
            <text:p>2753.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73.7" calcext:value-type="float">
            <text:p>15973.70</text:p>
          </table:table-cell>
          <table:table-cell office:value-type="float" office:value="3878.39" calcext:value-type="float">
            <text:p>3878.39</text:p>
          </table:table-cell>
          <table:table-cell office:value-type="float" office:value="3094.81" calcext:value-type="float">
            <text:p>3094.81</text:p>
          </table:table-cell>
          <table:table-cell office:value-type="float" office:value="2749.66" calcext:value-type="float">
            <text:p>2749.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36" calcext:value-type="float">
            <text:p>16436.00</text:p>
          </table:table-cell>
          <table:table-cell office:value-type="float" office:value="3881.55" calcext:value-type="float">
            <text:p>3881.55</text:p>
          </table:table-cell>
          <table:table-cell office:value-type="float" office:value="3111.81" calcext:value-type="float">
            <text:p>3111.81</text:p>
          </table:table-cell>
          <table:table-cell office:value-type="float" office:value="2754.52" calcext:value-type="float">
            <text:p>2754.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23.1" calcext:value-type="float">
            <text:p>16223.10</text:p>
          </table:table-cell>
          <table:table-cell office:value-type="float" office:value="3878.29" calcext:value-type="float">
            <text:p>3878.29</text:p>
          </table:table-cell>
          <table:table-cell office:value-type="float" office:value="3098.6" calcext:value-type="float">
            <text:p>3098.60</text:p>
          </table:table-cell>
          <table:table-cell office:value-type="float" office:value="2751.58" calcext:value-type="float">
            <text:p>2751.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20.8" calcext:value-type="float">
            <text:p>16520.80</text:p>
          </table:table-cell>
          <table:table-cell office:value-type="float" office:value="3879.21" calcext:value-type="float">
            <text:p>3879.21</text:p>
          </table:table-cell>
          <table:table-cell office:value-type="float" office:value="3096.04" calcext:value-type="float">
            <text:p>3096.04</text:p>
          </table:table-cell>
          <table:table-cell office:value-type="float" office:value="2756.41" calcext:value-type="float">
            <text:p>2756.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347.3" calcext:value-type="float">
            <text:p>16347.30</text:p>
          </table:table-cell>
          <table:table-cell office:value-type="float" office:value="3893.13" calcext:value-type="float">
            <text:p>3893.13</text:p>
          </table:table-cell>
          <table:table-cell office:value-type="float" office:value="3101.65" calcext:value-type="float">
            <text:p>3101.65</text:p>
          </table:table-cell>
          <table:table-cell office:value-type="float" office:value="2760.15" calcext:value-type="float">
            <text:p>2760.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04.5" calcext:value-type="float">
            <text:p>16204.50</text:p>
          </table:table-cell>
          <table:table-cell office:value-type="float" office:value="3877.86" calcext:value-type="float">
            <text:p>3877.86</text:p>
          </table:table-cell>
          <table:table-cell office:value-type="float" office:value="3095.58" calcext:value-type="float">
            <text:p>3095.58</text:p>
          </table:table-cell>
          <table:table-cell office:value-type="float" office:value="2756.17" calcext:value-type="float">
            <text:p>2756.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76.3" calcext:value-type="float">
            <text:p>16276.30</text:p>
          </table:table-cell>
          <table:table-cell office:value-type="float" office:value="3914.55" calcext:value-type="float">
            <text:p>3914.55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2752.48" calcext:value-type="float">
            <text:p>2752.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17.6" calcext:value-type="float">
            <text:p>16317.60</text:p>
          </table:table-cell>
          <table:table-cell office:value-type="float" office:value="3902.63" calcext:value-type="float">
            <text:p>3902.63</text:p>
          </table:table-cell>
          <table:table-cell office:value-type="float" office:value="3120.5" calcext:value-type="float">
            <text:p>3120.50</text:p>
          </table:table-cell>
          <table:table-cell office:value-type="float" office:value="2752.22" calcext:value-type="float">
            <text:p>2752.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99" calcext:value-type="float">
            <text:p>16199.00</text:p>
          </table:table-cell>
          <table:table-cell office:value-type="float" office:value="3878.82" calcext:value-type="float">
            <text:p>3878.82</text:p>
          </table:table-cell>
          <table:table-cell office:value-type="float" office:value="3107.67" calcext:value-type="float">
            <text:p>3107.67</text:p>
          </table:table-cell>
          <table:table-cell office:value-type="float" office:value="2752.47" calcext:value-type="float">
            <text:p>2752.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510.9" calcext:value-type="float">
            <text:p>16510.90</text:p>
          </table:table-cell>
          <table:table-cell office:value-type="float" office:value="3883.53" calcext:value-type="float">
            <text:p>3883.53</text:p>
          </table:table-cell>
          <table:table-cell office:value-type="float" office:value="3101.32" calcext:value-type="float">
            <text:p>3101.32</text:p>
          </table:table-cell>
          <table:table-cell office:value-type="float" office:value="2749.03" calcext:value-type="float">
            <text:p>2749.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465.5" calcext:value-type="float">
            <text:p>16465.50</text:p>
          </table:table-cell>
          <table:table-cell office:value-type="float" office:value="3876.5" calcext:value-type="float">
            <text:p>3876.50</text:p>
          </table:table-cell>
          <table:table-cell office:value-type="float" office:value="3097.06" calcext:value-type="float">
            <text:p>3097.06</text:p>
          </table:table-cell>
          <table:table-cell office:value-type="float" office:value="2752.92" calcext:value-type="float">
            <text:p>2752.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18.2" calcext:value-type="float">
            <text:p>16418.20</text:p>
          </table:table-cell>
          <table:table-cell office:value-type="float" office:value="3881.83" calcext:value-type="float">
            <text:p>3881.83</text:p>
          </table:table-cell>
          <table:table-cell office:value-type="float" office:value="3099.65" calcext:value-type="float">
            <text:p>3099.65</text:p>
          </table:table-cell>
          <table:table-cell office:value-type="float" office:value="2755.42" calcext:value-type="float">
            <text:p>2755.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396.5" calcext:value-type="float">
            <text:p>16396.50</text:p>
          </table:table-cell>
          <table:table-cell office:value-type="float" office:value="3888.56" calcext:value-type="float">
            <text:p>3888.56</text:p>
          </table:table-cell>
          <table:table-cell office:value-type="float" office:value="3102.4" calcext:value-type="float">
            <text:p>3102.40</text:p>
          </table:table-cell>
          <table:table-cell office:value-type="float" office:value="2749.66" calcext:value-type="float">
            <text:p>2749.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90" calcext:value-type="float">
            <text:p>16190.00</text:p>
          </table:table-cell>
          <table:table-cell office:value-type="float" office:value="3874.8" calcext:value-type="float">
            <text:p>3874.80</text:p>
          </table:table-cell>
          <table:table-cell office:value-type="float" office:value="3096.16" calcext:value-type="float">
            <text:p>3096.16</text:p>
          </table:table-cell>
          <table:table-cell office:value-type="float" office:value="2753.33" calcext:value-type="float">
            <text:p>2753.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75.5" calcext:value-type="float">
            <text:p>16675.50</text:p>
          </table:table-cell>
          <table:table-cell office:value-type="float" office:value="3882.5" calcext:value-type="float">
            <text:p>3882.50</text:p>
          </table:table-cell>
          <table:table-cell office:value-type="float" office:value="3097.9" calcext:value-type="float">
            <text:p>3097.90</text:p>
          </table:table-cell>
          <table:table-cell office:value-type="float" office:value="2747.46" calcext:value-type="float">
            <text:p>2747.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418.1" calcext:value-type="float">
            <text:p>16418.10</text:p>
          </table:table-cell>
          <table:table-cell office:value-type="float" office:value="3879.87" calcext:value-type="float">
            <text:p>3879.87</text:p>
          </table:table-cell>
          <table:table-cell office:value-type="float" office:value="3098.95" calcext:value-type="float">
            <text:p>3098.95</text:p>
          </table:table-cell>
          <table:table-cell office:value-type="float" office:value="2749.07" calcext:value-type="float">
            <text:p>2749.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490.5" calcext:value-type="float">
            <text:p>16490.50</text:p>
          </table:table-cell>
          <table:table-cell office:value-type="float" office:value="3872.94" calcext:value-type="float">
            <text:p>3872.94</text:p>
          </table:table-cell>
          <table:table-cell office:value-type="float" office:value="3095.49" calcext:value-type="float">
            <text:p>3095.49</text:p>
          </table:table-cell>
          <table:table-cell office:value-type="float" office:value="2750.88" calcext:value-type="float">
            <text:p>2750.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119.3" calcext:value-type="float">
            <text:p>16119.30</text:p>
          </table:table-cell>
          <table:table-cell office:value-type="float" office:value="3875.64" calcext:value-type="float">
            <text:p>3875.64</text:p>
          </table:table-cell>
          <table:table-cell office:value-type="float" office:value="3093.09" calcext:value-type="float">
            <text:p>3093.09</text:p>
          </table:table-cell>
          <table:table-cell office:value-type="float" office:value="2753.69" calcext:value-type="float">
            <text:p>2753.6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5)</text:p>
          </table:table-cell>
          <table:table-cell office:value-type="string" calcext:value-type="string">
            <text:p>cpu(atoi_opt_1|5)</text:p>
          </table:table-cell>
          <table:table-cell office:value-type="string" calcext:value-type="string">
            <text:p>cpu(atoi_opt_2|5)</text:p>
          </table:table-cell>
          <table:table-cell office:value-type="string" calcext:value-type="string">
            <text:p>cpu(atoi_opt_3|5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80.1" calcext:value-type="float">
            <text:p>19080.10</text:p>
          </table:table-cell>
          <table:table-cell office:value-type="float" office:value="4512.68" calcext:value-type="float">
            <text:p>4512.68</text:p>
          </table:table-cell>
          <table:table-cell office:value-type="float" office:value="3771.66" calcext:value-type="float">
            <text:p>3771.66</text:p>
          </table:table-cell>
          <table:table-cell office:value-type="float" office:value="3086.18" calcext:value-type="float">
            <text:p>3086.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76.6" calcext:value-type="float">
            <text:p>19176.60</text:p>
          </table:table-cell>
          <table:table-cell office:value-type="float" office:value="4520.63" calcext:value-type="float">
            <text:p>4520.63</text:p>
          </table:table-cell>
          <table:table-cell office:value-type="float" office:value="3774.77" calcext:value-type="float">
            <text:p>3774.77</text:p>
          </table:table-cell>
          <table:table-cell office:value-type="float" office:value="3081.77" calcext:value-type="float">
            <text:p>3081.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12.9" calcext:value-type="float">
            <text:p>18712.90</text:p>
          </table:table-cell>
          <table:table-cell office:value-type="float" office:value="4520.28" calcext:value-type="float">
            <text:p>4520.28</text:p>
          </table:table-cell>
          <table:table-cell office:value-type="float" office:value="3778.15" calcext:value-type="float">
            <text:p>3778.15</text:p>
          </table:table-cell>
          <table:table-cell office:value-type="float" office:value="3078.79" calcext:value-type="float">
            <text:p>3078.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89.8" calcext:value-type="float">
            <text:p>19189.80</text:p>
          </table:table-cell>
          <table:table-cell office:value-type="float" office:value="4515.02" calcext:value-type="float">
            <text:p>4515.02</text:p>
          </table:table-cell>
          <table:table-cell office:value-type="float" office:value="3779.87" calcext:value-type="float">
            <text:p>3779.87</text:p>
          </table:table-cell>
          <table:table-cell office:value-type="float" office:value="3078.69" calcext:value-type="float">
            <text:p>3078.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35.9" calcext:value-type="float">
            <text:p>19235.90</text:p>
          </table:table-cell>
          <table:table-cell office:value-type="float" office:value="4510.87" calcext:value-type="float">
            <text:p>4510.87</text:p>
          </table:table-cell>
          <table:table-cell office:value-type="float" office:value="3774.06" calcext:value-type="float">
            <text:p>3774.06</text:p>
          </table:table-cell>
          <table:table-cell office:value-type="float" office:value="3076.33" calcext:value-type="float">
            <text:p>3076.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34.9" calcext:value-type="float">
            <text:p>19034.90</text:p>
          </table:table-cell>
          <table:table-cell office:value-type="float" office:value="4513.65" calcext:value-type="float">
            <text:p>4513.65</text:p>
          </table:table-cell>
          <table:table-cell office:value-type="float" office:value="3780.75" calcext:value-type="float">
            <text:p>3780.75</text:p>
          </table:table-cell>
          <table:table-cell office:value-type="float" office:value="3083.05" calcext:value-type="float">
            <text:p>3083.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64.6" calcext:value-type="float">
            <text:p>19364.60</text:p>
          </table:table-cell>
          <table:table-cell office:value-type="float" office:value="4509.17" calcext:value-type="float">
            <text:p>4509.17</text:p>
          </table:table-cell>
          <table:table-cell office:value-type="float" office:value="3773.12" calcext:value-type="float">
            <text:p>3773.12</text:p>
          </table:table-cell>
          <table:table-cell office:value-type="float" office:value="3090.07" calcext:value-type="float">
            <text:p>3090.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91.3" calcext:value-type="float">
            <text:p>19191.30</text:p>
          </table:table-cell>
          <table:table-cell office:value-type="float" office:value="4519.29" calcext:value-type="float">
            <text:p>4519.29</text:p>
          </table:table-cell>
          <table:table-cell office:value-type="float" office:value="3773.22" calcext:value-type="float">
            <text:p>3773.22</text:p>
          </table:table-cell>
          <table:table-cell office:value-type="float" office:value="3081.88" calcext:value-type="float">
            <text:p>3081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52.5" calcext:value-type="float">
            <text:p>19252.50</text:p>
          </table:table-cell>
          <table:table-cell office:value-type="float" office:value="4521.23" calcext:value-type="float">
            <text:p>4521.23</text:p>
          </table:table-cell>
          <table:table-cell office:value-type="float" office:value="3778.61" calcext:value-type="float">
            <text:p>3778.61</text:p>
          </table:table-cell>
          <table:table-cell office:value-type="float" office:value="3076.16" calcext:value-type="float">
            <text:p>3076.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85.1" calcext:value-type="float">
            <text:p>19285.10</text:p>
          </table:table-cell>
          <table:table-cell office:value-type="float" office:value="4510.59" calcext:value-type="float">
            <text:p>4510.59</text:p>
          </table:table-cell>
          <table:table-cell office:value-type="float" office:value="3772.33" calcext:value-type="float">
            <text:p>3772.33</text:p>
          </table:table-cell>
          <table:table-cell office:value-type="float" office:value="3080.15" calcext:value-type="float">
            <text:p>3080.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80.2" calcext:value-type="float">
            <text:p>19080.20</text:p>
          </table:table-cell>
          <table:table-cell office:value-type="float" office:value="4515.71" calcext:value-type="float">
            <text:p>4515.71</text:p>
          </table:table-cell>
          <table:table-cell office:value-type="float" office:value="3772.73" calcext:value-type="float">
            <text:p>3772.73</text:p>
          </table:table-cell>
          <table:table-cell office:value-type="float" office:value="3075.51" calcext:value-type="float">
            <text:p>3075.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195.1" calcext:value-type="float">
            <text:p>19195.10</text:p>
          </table:table-cell>
          <table:table-cell office:value-type="float" office:value="4512.9" calcext:value-type="float">
            <text:p>4512.90</text:p>
          </table:table-cell>
          <table:table-cell office:value-type="float" office:value="3781.44" calcext:value-type="float">
            <text:p>3781.44</text:p>
          </table:table-cell>
          <table:table-cell office:value-type="float" office:value="3074.68" calcext:value-type="float">
            <text:p>3074.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28.7" calcext:value-type="float">
            <text:p>18828.70</text:p>
          </table:table-cell>
          <table:table-cell office:value-type="float" office:value="4511.25" calcext:value-type="float">
            <text:p>4511.25</text:p>
          </table:table-cell>
          <table:table-cell office:value-type="float" office:value="3775.83" calcext:value-type="float">
            <text:p>3775.83</text:p>
          </table:table-cell>
          <table:table-cell office:value-type="float" office:value="3076.55" calcext:value-type="float">
            <text:p>3076.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87.2" calcext:value-type="float">
            <text:p>18987.20</text:p>
          </table:table-cell>
          <table:table-cell office:value-type="float" office:value="4513.72" calcext:value-type="float">
            <text:p>4513.72</text:p>
          </table:table-cell>
          <table:table-cell office:value-type="float" office:value="3777.98" calcext:value-type="float">
            <text:p>3777.98</text:p>
          </table:table-cell>
          <table:table-cell office:value-type="float" office:value="3078.53" calcext:value-type="float">
            <text:p>3078.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166.5" calcext:value-type="float">
            <text:p>19166.50</text:p>
          </table:table-cell>
          <table:table-cell office:value-type="float" office:value="4512.32" calcext:value-type="float">
            <text:p>4512.32</text:p>
          </table:table-cell>
          <table:table-cell office:value-type="float" office:value="3775.47" calcext:value-type="float">
            <text:p>3775.47</text:p>
          </table:table-cell>
          <table:table-cell office:value-type="float" office:value="3083.24" calcext:value-type="float">
            <text:p>3083.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40.7" calcext:value-type="float">
            <text:p>19340.70</text:p>
          </table:table-cell>
          <table:table-cell office:value-type="float" office:value="4510.2" calcext:value-type="float">
            <text:p>4510.20</text:p>
          </table:table-cell>
          <table:table-cell office:value-type="float" office:value="3771.63" calcext:value-type="float">
            <text:p>3771.63</text:p>
          </table:table-cell>
          <table:table-cell office:value-type="float" office:value="3078.93" calcext:value-type="float">
            <text:p>3078.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69.3" calcext:value-type="float">
            <text:p>18869.30</text:p>
          </table:table-cell>
          <table:table-cell office:value-type="float" office:value="4519.7" calcext:value-type="float">
            <text:p>4519.70</text:p>
          </table:table-cell>
          <table:table-cell office:value-type="float" office:value="3769.38" calcext:value-type="float">
            <text:p>3769.38</text:p>
          </table:table-cell>
          <table:table-cell office:value-type="float" office:value="3083.88" calcext:value-type="float">
            <text:p>3083.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56" calcext:value-type="float">
            <text:p>19056.00</text:p>
          </table:table-cell>
          <table:table-cell office:value-type="float" office:value="4518.86" calcext:value-type="float">
            <text:p>4518.86</text:p>
          </table:table-cell>
          <table:table-cell office:value-type="float" office:value="3770.41" calcext:value-type="float">
            <text:p>3770.41</text:p>
          </table:table-cell>
          <table:table-cell office:value-type="float" office:value="3072.65" calcext:value-type="float">
            <text:p>3072.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68.6" calcext:value-type="float">
            <text:p>19268.60</text:p>
          </table:table-cell>
          <table:table-cell office:value-type="float" office:value="4516.15" calcext:value-type="float">
            <text:p>4516.15</text:p>
          </table:table-cell>
          <table:table-cell office:value-type="float" office:value="3772.16" calcext:value-type="float">
            <text:p>3772.16</text:p>
          </table:table-cell>
          <table:table-cell office:value-type="float" office:value="3074.44" calcext:value-type="float">
            <text:p>3074.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12.1" calcext:value-type="float">
            <text:p>19212.10</text:p>
          </table:table-cell>
          <table:table-cell office:value-type="float" office:value="4520.91" calcext:value-type="float">
            <text:p>4520.91</text:p>
          </table:table-cell>
          <table:table-cell office:value-type="float" office:value="3779.76" calcext:value-type="float">
            <text:p>3779.76</text:p>
          </table:table-cell>
          <table:table-cell office:value-type="float" office:value="3072.35" calcext:value-type="float">
            <text:p>3072.3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6)</text:p>
          </table:table-cell>
          <table:table-cell office:value-type="string" calcext:value-type="string">
            <text:p>cpu(atoi_opt_1|6)</text:p>
          </table:table-cell>
          <table:table-cell office:value-type="string" calcext:value-type="string">
            <text:p>cpu(atoi_opt_2|6)</text:p>
          </table:table-cell>
          <table:table-cell office:value-type="string" calcext:value-type="string">
            <text:p>cpu(atoi_opt_3|6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47.5" calcext:value-type="float">
            <text:p>22747.50</text:p>
          </table:table-cell>
          <table:table-cell office:value-type="float" office:value="5035.31" calcext:value-type="float">
            <text:p>5035.31</text:p>
          </table:table-cell>
          <table:table-cell office:value-type="float" office:value="4270.19" calcext:value-type="float">
            <text:p>4270.19</text:p>
          </table:table-cell>
          <table:table-cell office:value-type="float" office:value="3611.79" calcext:value-type="float">
            <text:p>3611.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13.4" calcext:value-type="float">
            <text:p>22413.40</text:p>
          </table:table-cell>
          <table:table-cell office:value-type="float" office:value="4997.37" calcext:value-type="float">
            <text:p>4997.37</text:p>
          </table:table-cell>
          <table:table-cell office:value-type="float" office:value="4274.45" calcext:value-type="float">
            <text:p>4274.45</text:p>
          </table:table-cell>
          <table:table-cell office:value-type="float" office:value="3612.21" calcext:value-type="float">
            <text:p>3612.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39.9" calcext:value-type="float">
            <text:p>22339.90</text:p>
          </table:table-cell>
          <table:table-cell office:value-type="float" office:value="5007.55" calcext:value-type="float">
            <text:p>5007.55</text:p>
          </table:table-cell>
          <table:table-cell office:value-type="float" office:value="4276.29" calcext:value-type="float">
            <text:p>4276.29</text:p>
          </table:table-cell>
          <table:table-cell office:value-type="float" office:value="3621.41" calcext:value-type="float">
            <text:p>3621.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14.5" calcext:value-type="float">
            <text:p>22614.50</text:p>
          </table:table-cell>
          <table:table-cell office:value-type="float" office:value="4995.76" calcext:value-type="float">
            <text:p>4995.76</text:p>
          </table:table-cell>
          <table:table-cell office:value-type="float" office:value="4267.99" calcext:value-type="float">
            <text:p>4267.99</text:p>
          </table:table-cell>
          <table:table-cell office:value-type="float" office:value="3609.77" calcext:value-type="float">
            <text:p>3609.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77.8" calcext:value-type="float">
            <text:p>22477.80</text:p>
          </table:table-cell>
          <table:table-cell office:value-type="float" office:value="5000.61" calcext:value-type="float">
            <text:p>5000.61</text:p>
          </table:table-cell>
          <table:table-cell office:value-type="float" office:value="4273.41" calcext:value-type="float">
            <text:p>4273.41</text:p>
          </table:table-cell>
          <table:table-cell office:value-type="float" office:value="3609.38" calcext:value-type="float">
            <text:p>3609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90.7" calcext:value-type="float">
            <text:p>22590.70</text:p>
          </table:table-cell>
          <table:table-cell office:value-type="float" office:value="5011.27" calcext:value-type="float">
            <text:p>5011.27</text:p>
          </table:table-cell>
          <table:table-cell office:value-type="float" office:value="4273.88" calcext:value-type="float">
            <text:p>4273.88</text:p>
          </table:table-cell>
          <table:table-cell office:value-type="float" office:value="3607.77" calcext:value-type="float">
            <text:p>3607.7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804.7" calcext:value-type="float">
            <text:p>22804.70</text:p>
          </table:table-cell>
          <table:table-cell office:value-type="float" office:value="4995.82" calcext:value-type="float">
            <text:p>4995.82</text:p>
          </table:table-cell>
          <table:table-cell office:value-type="float" office:value="4270.23" calcext:value-type="float">
            <text:p>4270.23</text:p>
          </table:table-cell>
          <table:table-cell office:value-type="float" office:value="3609.29" calcext:value-type="float">
            <text:p>3609.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58.8" calcext:value-type="float">
            <text:p>22258.80</text:p>
          </table:table-cell>
          <table:table-cell office:value-type="float" office:value="4999.85" calcext:value-type="float">
            <text:p>4999.85</text:p>
          </table:table-cell>
          <table:table-cell office:value-type="float" office:value="4281.88" calcext:value-type="float">
            <text:p>4281.88</text:p>
          </table:table-cell>
          <table:table-cell office:value-type="float" office:value="3607.98" calcext:value-type="float">
            <text:p>3607.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37.8" calcext:value-type="float">
            <text:p>22537.80</text:p>
          </table:table-cell>
          <table:table-cell office:value-type="float" office:value="5018.62" calcext:value-type="float">
            <text:p>5018.62</text:p>
          </table:table-cell>
          <table:table-cell office:value-type="float" office:value="4281.68" calcext:value-type="float">
            <text:p>4281.68</text:p>
          </table:table-cell>
          <table:table-cell office:value-type="float" office:value="3616.65" calcext:value-type="float">
            <text:p>3616.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61.8" calcext:value-type="float">
            <text:p>22661.80</text:p>
          </table:table-cell>
          <table:table-cell office:value-type="float" office:value="4997.51" calcext:value-type="float">
            <text:p>4997.51</text:p>
          </table:table-cell>
          <table:table-cell office:value-type="float" office:value="4273.53" calcext:value-type="float">
            <text:p>4273.53</text:p>
          </table:table-cell>
          <table:table-cell office:value-type="float" office:value="3611.87" calcext:value-type="float">
            <text:p>3611.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718.9" calcext:value-type="float">
            <text:p>22718.90</text:p>
          </table:table-cell>
          <table:table-cell office:value-type="float" office:value="4994.29" calcext:value-type="float">
            <text:p>4994.29</text:p>
          </table:table-cell>
          <table:table-cell office:value-type="float" office:value="4271.29" calcext:value-type="float">
            <text:p>4271.29</text:p>
          </table:table-cell>
          <table:table-cell office:value-type="float" office:value="3610.66" calcext:value-type="float">
            <text:p>3610.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804.9" calcext:value-type="float">
            <text:p>22804.90</text:p>
          </table:table-cell>
          <table:table-cell office:value-type="float" office:value="5004.39" calcext:value-type="float">
            <text:p>5004.39</text:p>
          </table:table-cell>
          <table:table-cell office:value-type="float" office:value="4267.89" calcext:value-type="float">
            <text:p>4267.89</text:p>
          </table:table-cell>
          <table:table-cell office:value-type="float" office:value="3607.27" calcext:value-type="float">
            <text:p>3607.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825.9" calcext:value-type="float">
            <text:p>22825.90</text:p>
          </table:table-cell>
          <table:table-cell office:value-type="float" office:value="4998.05" calcext:value-type="float">
            <text:p>4998.05</text:p>
          </table:table-cell>
          <table:table-cell office:value-type="float" office:value="4272.01" calcext:value-type="float">
            <text:p>4272.01</text:p>
          </table:table-cell>
          <table:table-cell office:value-type="float" office:value="3610.43" calcext:value-type="float">
            <text:p>3610.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13.8" calcext:value-type="float">
            <text:p>22513.80</text:p>
          </table:table-cell>
          <table:table-cell office:value-type="float" office:value="4996.72" calcext:value-type="float">
            <text:p>4996.72</text:p>
          </table:table-cell>
          <table:table-cell office:value-type="float" office:value="4274.22" calcext:value-type="float">
            <text:p>4274.22</text:p>
          </table:table-cell>
          <table:table-cell office:value-type="float" office:value="3613.79" calcext:value-type="float">
            <text:p>3613.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612.6" calcext:value-type="float">
            <text:p>22612.60</text:p>
          </table:table-cell>
          <table:table-cell office:value-type="float" office:value="5002.99" calcext:value-type="float">
            <text:p>5002.99</text:p>
          </table:table-cell>
          <table:table-cell office:value-type="float" office:value="4266.4" calcext:value-type="float">
            <text:p>4266.40</text:p>
          </table:table-cell>
          <table:table-cell office:value-type="float" office:value="3611.66" calcext:value-type="float">
            <text:p>3611.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83" calcext:value-type="float">
            <text:p>22483.00</text:p>
          </table:table-cell>
          <table:table-cell office:value-type="float" office:value="5002.87" calcext:value-type="float">
            <text:p>5002.87</text:p>
          </table:table-cell>
          <table:table-cell office:value-type="float" office:value="4270.38" calcext:value-type="float">
            <text:p>4270.38</text:p>
          </table:table-cell>
          <table:table-cell office:value-type="float" office:value="3608.32" calcext:value-type="float">
            <text:p>3608.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73" calcext:value-type="float">
            <text:p>22573.00</text:p>
          </table:table-cell>
          <table:table-cell office:value-type="float" office:value="4994.11" calcext:value-type="float">
            <text:p>4994.11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3607.78" calcext:value-type="float">
            <text:p>3607.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30.7" calcext:value-type="float">
            <text:p>22330.70</text:p>
          </table:table-cell>
          <table:table-cell office:value-type="float" office:value="5009.22" calcext:value-type="float">
            <text:p>5009.22</text:p>
          </table:table-cell>
          <table:table-cell office:value-type="float" office:value="4266.11" calcext:value-type="float">
            <text:p>4266.11</text:p>
          </table:table-cell>
          <table:table-cell office:value-type="float" office:value="3613.21" calcext:value-type="float">
            <text:p>3613.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437.8" calcext:value-type="float">
            <text:p>22437.80</text:p>
          </table:table-cell>
          <table:table-cell office:value-type="float" office:value="5001.51" calcext:value-type="float">
            <text:p>5001.51</text:p>
          </table:table-cell>
          <table:table-cell office:value-type="float" office:value="4265.34" calcext:value-type="float">
            <text:p>4265.34</text:p>
          </table:table-cell>
          <table:table-cell office:value-type="float" office:value="3608.69" calcext:value-type="float">
            <text:p>3608.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50.9" calcext:value-type="float">
            <text:p>21950.90</text:p>
          </table:table-cell>
          <table:table-cell office:value-type="float" office:value="5028.4" calcext:value-type="float">
            <text:p>5028.40</text:p>
          </table:table-cell>
          <table:table-cell office:value-type="float" office:value="4274.65" calcext:value-type="float">
            <text:p>4274.65</text:p>
          </table:table-cell>
          <table:table-cell office:value-type="float" office:value="3608.84" calcext:value-type="float">
            <text:p>3608.8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7)</text:p>
          </table:table-cell>
          <table:table-cell office:value-type="string" calcext:value-type="string">
            <text:p>cpu(atoi_opt_1|7)</text:p>
          </table:table-cell>
          <table:table-cell office:value-type="string" calcext:value-type="string">
            <text:p>cpu(atoi_opt_2|7)</text:p>
          </table:table-cell>
          <table:table-cell office:value-type="string" calcext:value-type="string">
            <text:p>cpu(atoi_opt_3|7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88.3" calcext:value-type="float">
            <text:p>24688.30</text:p>
          </table:table-cell>
          <table:table-cell office:value-type="float" office:value="5566.66" calcext:value-type="float">
            <text:p>5566.66</text:p>
          </table:table-cell>
          <table:table-cell office:value-type="float" office:value="4707.84" calcext:value-type="float">
            <text:p>4707.84</text:p>
          </table:table-cell>
          <table:table-cell office:value-type="float" office:value="4053.42" calcext:value-type="float">
            <text:p>4053.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65.2" calcext:value-type="float">
            <text:p>24865.20</text:p>
          </table:table-cell>
          <table:table-cell office:value-type="float" office:value="5571.65" calcext:value-type="float">
            <text:p>5571.65</text:p>
          </table:table-cell>
          <table:table-cell office:value-type="float" office:value="4709.59" calcext:value-type="float">
            <text:p>4709.59</text:p>
          </table:table-cell>
          <table:table-cell office:value-type="float" office:value="4055.75" calcext:value-type="float">
            <text:p>4055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30.9" calcext:value-type="float">
            <text:p>24330.90</text:p>
          </table:table-cell>
          <table:table-cell office:value-type="float" office:value="5552.55" calcext:value-type="float">
            <text:p>5552.55</text:p>
          </table:table-cell>
          <table:table-cell office:value-type="float" office:value="4706.92" calcext:value-type="float">
            <text:p>4706.92</text:p>
          </table:table-cell>
          <table:table-cell office:value-type="float" office:value="4053.18" calcext:value-type="float">
            <text:p>4053.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8.9" calcext:value-type="float">
            <text:p>25008.90</text:p>
          </table:table-cell>
          <table:table-cell office:value-type="float" office:value="5544.46" calcext:value-type="float">
            <text:p>5544.46</text:p>
          </table:table-cell>
          <table:table-cell office:value-type="float" office:value="4711.77" calcext:value-type="float">
            <text:p>4711.77</text:p>
          </table:table-cell>
          <table:table-cell office:value-type="float" office:value="4054.29" calcext:value-type="float">
            <text:p>4054.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64.7" calcext:value-type="float">
            <text:p>24664.70</text:p>
          </table:table-cell>
          <table:table-cell office:value-type="float" office:value="5544.39" calcext:value-type="float">
            <text:p>5544.39</text:p>
          </table:table-cell>
          <table:table-cell office:value-type="float" office:value="4714.42" calcext:value-type="float">
            <text:p>4714.42</text:p>
          </table:table-cell>
          <table:table-cell office:value-type="float" office:value="4053.13" calcext:value-type="float">
            <text:p>4053.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86.3" calcext:value-type="float">
            <text:p>24786.30</text:p>
          </table:table-cell>
          <table:table-cell office:value-type="float" office:value="5543.25" calcext:value-type="float">
            <text:p>5543.25</text:p>
          </table:table-cell>
          <table:table-cell office:value-type="float" office:value="4710.34" calcext:value-type="float">
            <text:p>4710.34</text:p>
          </table:table-cell>
          <table:table-cell office:value-type="float" office:value="4053.98" calcext:value-type="float">
            <text:p>4053.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85.6" calcext:value-type="float">
            <text:p>24985.60</text:p>
          </table:table-cell>
          <table:table-cell office:value-type="float" office:value="5548.02" calcext:value-type="float">
            <text:p>5548.02</text:p>
          </table:table-cell>
          <table:table-cell office:value-type="float" office:value="4710.79" calcext:value-type="float">
            <text:p>4710.79</text:p>
          </table:table-cell>
          <table:table-cell office:value-type="float" office:value="4054.46" calcext:value-type="float">
            <text:p>4054.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410.7" calcext:value-type="float">
            <text:p>24410.70</text:p>
          </table:table-cell>
          <table:table-cell office:value-type="float" office:value="5540.6" calcext:value-type="float">
            <text:p>5540.60</text:p>
          </table:table-cell>
          <table:table-cell office:value-type="float" office:value="4720.61" calcext:value-type="float">
            <text:p>4720.61</text:p>
          </table:table-cell>
          <table:table-cell office:value-type="float" office:value="4054.07" calcext:value-type="float">
            <text:p>4054.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130.5" calcext:value-type="float">
            <text:p>25130.50</text:p>
          </table:table-cell>
          <table:table-cell office:value-type="float" office:value="5554.58" calcext:value-type="float">
            <text:p>5554.58</text:p>
          </table:table-cell>
          <table:table-cell office:value-type="float" office:value="4716.11" calcext:value-type="float">
            <text:p>4716.11</text:p>
          </table:table-cell>
          <table:table-cell office:value-type="float" office:value="4065.41" calcext:value-type="float">
            <text:p>4065.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96.9" calcext:value-type="float">
            <text:p>24996.90</text:p>
          </table:table-cell>
          <table:table-cell office:value-type="float" office:value="5538.62" calcext:value-type="float">
            <text:p>5538.62</text:p>
          </table:table-cell>
          <table:table-cell office:value-type="float" office:value="4714.02" calcext:value-type="float">
            <text:p>4714.02</text:p>
          </table:table-cell>
          <table:table-cell office:value-type="float" office:value="4064.49" calcext:value-type="float">
            <text:p>4064.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72.3" calcext:value-type="float">
            <text:p>24872.30</text:p>
          </table:table-cell>
          <table:table-cell office:value-type="float" office:value="5540.95" calcext:value-type="float">
            <text:p>5540.95</text:p>
          </table:table-cell>
          <table:table-cell office:value-type="float" office:value="4750.65" calcext:value-type="float">
            <text:p>4750.65</text:p>
          </table:table-cell>
          <table:table-cell office:value-type="float" office:value="4062.81" calcext:value-type="float">
            <text:p>4062.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98.8" calcext:value-type="float">
            <text:p>24698.80</text:p>
          </table:table-cell>
          <table:table-cell office:value-type="float" office:value="5544.89" calcext:value-type="float">
            <text:p>5544.89</text:p>
          </table:table-cell>
          <table:table-cell office:value-type="float" office:value="4707.28" calcext:value-type="float">
            <text:p>4707.28</text:p>
          </table:table-cell>
          <table:table-cell office:value-type="float" office:value="4061.44" calcext:value-type="float">
            <text:p>4061.4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56" calcext:value-type="float">
            <text:p>24356.00</text:p>
          </table:table-cell>
          <table:table-cell office:value-type="float" office:value="5538.53" calcext:value-type="float">
            <text:p>5538.53</text:p>
          </table:table-cell>
          <table:table-cell office:value-type="float" office:value="4707.97" calcext:value-type="float">
            <text:p>4707.97</text:p>
          </table:table-cell>
          <table:table-cell office:value-type="float" office:value="4053.45" calcext:value-type="float">
            <text:p>4053.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365.8" calcext:value-type="float">
            <text:p>24365.80</text:p>
          </table:table-cell>
          <table:table-cell office:value-type="float" office:value="5542.27" calcext:value-type="float">
            <text:p>5542.27</text:p>
          </table:table-cell>
          <table:table-cell office:value-type="float" office:value="4710.07" calcext:value-type="float">
            <text:p>4710.07</text:p>
          </table:table-cell>
          <table:table-cell office:value-type="float" office:value="4055.48" calcext:value-type="float">
            <text:p>4055.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16.3" calcext:value-type="float">
            <text:p>25016.30</text:p>
          </table:table-cell>
          <table:table-cell office:value-type="float" office:value="5550.23" calcext:value-type="float">
            <text:p>5550.23</text:p>
          </table:table-cell>
          <table:table-cell office:value-type="float" office:value="4711.84" calcext:value-type="float">
            <text:p>4711.84</text:p>
          </table:table-cell>
          <table:table-cell office:value-type="float" office:value="4057.08" calcext:value-type="float">
            <text:p>4057.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91.3" calcext:value-type="float">
            <text:p>24691.30</text:p>
          </table:table-cell>
          <table:table-cell office:value-type="float" office:value="5541.79" calcext:value-type="float">
            <text:p>5541.79</text:p>
          </table:table-cell>
          <table:table-cell office:value-type="float" office:value="4705.01" calcext:value-type="float">
            <text:p>4705.01</text:p>
          </table:table-cell>
          <table:table-cell office:value-type="float" office:value="4062.96" calcext:value-type="float">
            <text:p>4062.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784.6" calcext:value-type="float">
            <text:p>24784.60</text:p>
          </table:table-cell>
          <table:table-cell office:value-type="float" office:value="5537" calcext:value-type="float">
            <text:p>5537.00</text:p>
          </table:table-cell>
          <table:table-cell office:value-type="float" office:value="4702.35" calcext:value-type="float">
            <text:p>4702.35</text:p>
          </table:table-cell>
          <table:table-cell office:value-type="float" office:value="4053.75" calcext:value-type="float">
            <text:p>4053.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219.1" calcext:value-type="float">
            <text:p>24219.10</text:p>
          </table:table-cell>
          <table:table-cell office:value-type="float" office:value="5541.06" calcext:value-type="float">
            <text:p>5541.06</text:p>
          </table:table-cell>
          <table:table-cell office:value-type="float" office:value="4702.7" calcext:value-type="float">
            <text:p>4702.70</text:p>
          </table:table-cell>
          <table:table-cell office:value-type="float" office:value="4063.89" calcext:value-type="float">
            <text:p>4063.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630" calcext:value-type="float">
            <text:p>24630.00</text:p>
          </table:table-cell>
          <table:table-cell office:value-type="float" office:value="5534.77" calcext:value-type="float">
            <text:p>5534.77</text:p>
          </table:table-cell>
          <table:table-cell office:value-type="float" office:value="4706.39" calcext:value-type="float">
            <text:p>4706.39</text:p>
          </table:table-cell>
          <table:table-cell office:value-type="float" office:value="4057.02" calcext:value-type="float">
            <text:p>4057.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36.4" calcext:value-type="float">
            <text:p>24336.40</text:p>
          </table:table-cell>
          <table:table-cell office:value-type="float" office:value="5538.88" calcext:value-type="float">
            <text:p>5538.88</text:p>
          </table:table-cell>
          <table:table-cell office:value-type="float" office:value="4703.15" calcext:value-type="float">
            <text:p>4703.15</text:p>
          </table:table-cell>
          <table:table-cell office:value-type="float" office:value="4058.74" calcext:value-type="float">
            <text:p>4058.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8)</text:p>
          </table:table-cell>
          <table:table-cell office:value-type="string" calcext:value-type="string">
            <text:p>cpu(atoi_opt_1|8)</text:p>
          </table:table-cell>
          <table:table-cell office:value-type="string" calcext:value-type="string">
            <text:p>cpu(atoi_opt_2|8)</text:p>
          </table:table-cell>
          <table:table-cell office:value-type="string" calcext:value-type="string">
            <text:p>cpu(atoi_opt_3|8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55.6" calcext:value-type="float">
            <text:p>27955.60</text:p>
          </table:table-cell>
          <table:table-cell office:value-type="float" office:value="6019.03" calcext:value-type="float">
            <text:p>6019.03</text:p>
          </table:table-cell>
          <table:table-cell office:value-type="float" office:value="5172.54" calcext:value-type="float">
            <text:p>5172.54</text:p>
          </table:table-cell>
          <table:table-cell office:value-type="float" office:value="4548.08" calcext:value-type="float">
            <text:p>4548.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77.2" calcext:value-type="float">
            <text:p>28077.20</text:p>
          </table:table-cell>
          <table:table-cell office:value-type="float" office:value="6010.86" calcext:value-type="float">
            <text:p>6010.86</text:p>
          </table:table-cell>
          <table:table-cell office:value-type="float" office:value="5187.68" calcext:value-type="float">
            <text:p>5187.68</text:p>
          </table:table-cell>
          <table:table-cell office:value-type="float" office:value="4506.49" calcext:value-type="float">
            <text:p>4506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67.1" calcext:value-type="float">
            <text:p>27867.10</text:p>
          </table:table-cell>
          <table:table-cell office:value-type="float" office:value="6011.4" calcext:value-type="float">
            <text:p>6011.40</text:p>
          </table:table-cell>
          <table:table-cell office:value-type="float" office:value="5177.51" calcext:value-type="float">
            <text:p>5177.51</text:p>
          </table:table-cell>
          <table:table-cell office:value-type="float" office:value="4508.11" calcext:value-type="float">
            <text:p>4508.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780.4" calcext:value-type="float">
            <text:p>27780.40</text:p>
          </table:table-cell>
          <table:table-cell office:value-type="float" office:value="6013.85" calcext:value-type="float">
            <text:p>6013.85</text:p>
          </table:table-cell>
          <table:table-cell office:value-type="float" office:value="5182.84" calcext:value-type="float">
            <text:p>5182.84</text:p>
          </table:table-cell>
          <table:table-cell office:value-type="float" office:value="4517.7" calcext:value-type="float">
            <text:p>4517.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2.1" calcext:value-type="float">
            <text:p>27882.10</text:p>
          </table:table-cell>
          <table:table-cell office:value-type="float" office:value="6018.52" calcext:value-type="float">
            <text:p>6018.52</text:p>
          </table:table-cell>
          <table:table-cell office:value-type="float" office:value="5179.05" calcext:value-type="float">
            <text:p>5179.05</text:p>
          </table:table-cell>
          <table:table-cell office:value-type="float" office:value="4513.04" calcext:value-type="float">
            <text:p>4513.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60.7" calcext:value-type="float">
            <text:p>28160.70</text:p>
          </table:table-cell>
          <table:table-cell office:value-type="float" office:value="6020.04" calcext:value-type="float">
            <text:p>6020.04</text:p>
          </table:table-cell>
          <table:table-cell office:value-type="float" office:value="5173.96" calcext:value-type="float">
            <text:p>5173.96</text:p>
          </table:table-cell>
          <table:table-cell office:value-type="float" office:value="4504.32" calcext:value-type="float">
            <text:p>4504.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171.9" calcext:value-type="float">
            <text:p>28171.90</text:p>
          </table:table-cell>
          <table:table-cell office:value-type="float" office:value="6018.93" calcext:value-type="float">
            <text:p>6018.93</text:p>
          </table:table-cell>
          <table:table-cell office:value-type="float" office:value="5178.38" calcext:value-type="float">
            <text:p>5178.38</text:p>
          </table:table-cell>
          <table:table-cell office:value-type="float" office:value="4501.62" calcext:value-type="float">
            <text:p>4501.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806.8" calcext:value-type="float">
            <text:p>27806.80</text:p>
          </table:table-cell>
          <table:table-cell office:value-type="float" office:value="6007.71" calcext:value-type="float">
            <text:p>6007.71</text:p>
          </table:table-cell>
          <table:table-cell office:value-type="float" office:value="5191.81" calcext:value-type="float">
            <text:p>5191.81</text:p>
          </table:table-cell>
          <table:table-cell office:value-type="float" office:value="4504.22" calcext:value-type="float">
            <text:p>4504.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67.7" calcext:value-type="float">
            <text:p>28067.70</text:p>
          </table:table-cell>
          <table:table-cell office:value-type="float" office:value="6008.48" calcext:value-type="float">
            <text:p>6008.48</text:p>
          </table:table-cell>
          <table:table-cell office:value-type="float" office:value="5174.68" calcext:value-type="float">
            <text:p>5174.68</text:p>
          </table:table-cell>
          <table:table-cell office:value-type="float" office:value="4503.74" calcext:value-type="float">
            <text:p>4503.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909.4" calcext:value-type="float">
            <text:p>27909.40</text:p>
          </table:table-cell>
          <table:table-cell office:value-type="float" office:value="6015.06" calcext:value-type="float">
            <text:p>6015.06</text:p>
          </table:table-cell>
          <table:table-cell office:value-type="float" office:value="5176.21" calcext:value-type="float">
            <text:p>5176.21</text:p>
          </table:table-cell>
          <table:table-cell office:value-type="float" office:value="4502.65" calcext:value-type="float">
            <text:p>4502.6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76.1" calcext:value-type="float">
            <text:p>27976.10</text:p>
          </table:table-cell>
          <table:table-cell office:value-type="float" office:value="6008.64" calcext:value-type="float">
            <text:p>6008.64</text:p>
          </table:table-cell>
          <table:table-cell office:value-type="float" office:value="5175.42" calcext:value-type="float">
            <text:p>5175.42</text:p>
          </table:table-cell>
          <table:table-cell office:value-type="float" office:value="4512.46" calcext:value-type="float">
            <text:p>4512.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92.1" calcext:value-type="float">
            <text:p>28092.10</text:p>
          </table:table-cell>
          <table:table-cell office:value-type="float" office:value="6016.63" calcext:value-type="float">
            <text:p>6016.63</text:p>
          </table:table-cell>
          <table:table-cell office:value-type="float" office:value="5172.68" calcext:value-type="float">
            <text:p>5172.68</text:p>
          </table:table-cell>
          <table:table-cell office:value-type="float" office:value="4503.48" calcext:value-type="float">
            <text:p>4503.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60.3" calcext:value-type="float">
            <text:p>28260.30</text:p>
          </table:table-cell>
          <table:table-cell office:value-type="float" office:value="6022.95" calcext:value-type="float">
            <text:p>6022.95</text:p>
          </table:table-cell>
          <table:table-cell office:value-type="float" office:value="5173.55" calcext:value-type="float">
            <text:p>5173.55</text:p>
          </table:table-cell>
          <table:table-cell office:value-type="float" office:value="4505.54" calcext:value-type="float">
            <text:p>4505.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129.2" calcext:value-type="float">
            <text:p>28129.20</text:p>
          </table:table-cell>
          <table:table-cell office:value-type="float" office:value="6017.31" calcext:value-type="float">
            <text:p>6017.31</text:p>
          </table:table-cell>
          <table:table-cell office:value-type="float" office:value="5179.82" calcext:value-type="float">
            <text:p>5179.82</text:p>
          </table:table-cell>
          <table:table-cell office:value-type="float" office:value="4516.91" calcext:value-type="float">
            <text:p>4516.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06.1" calcext:value-type="float">
            <text:p>28006.10</text:p>
          </table:table-cell>
          <table:table-cell office:value-type="float" office:value="6008.95" calcext:value-type="float">
            <text:p>6008.95</text:p>
          </table:table-cell>
          <table:table-cell office:value-type="float" office:value="5183.97" calcext:value-type="float">
            <text:p>5183.97</text:p>
          </table:table-cell>
          <table:table-cell office:value-type="float" office:value="4501.67" calcext:value-type="float">
            <text:p>4501.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907.4" calcext:value-type="float">
            <text:p>27907.40</text:p>
          </table:table-cell>
          <table:table-cell office:value-type="float" office:value="6014.14" calcext:value-type="float">
            <text:p>6014.14</text:p>
          </table:table-cell>
          <table:table-cell office:value-type="float" office:value="5175.77" calcext:value-type="float">
            <text:p>5175.77</text:p>
          </table:table-cell>
          <table:table-cell office:value-type="float" office:value="4497.69" calcext:value-type="float">
            <text:p>4497.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36.4" calcext:value-type="float">
            <text:p>28036.40</text:p>
          </table:table-cell>
          <table:table-cell office:value-type="float" office:value="6005.97" calcext:value-type="float">
            <text:p>6005.97</text:p>
          </table:table-cell>
          <table:table-cell office:value-type="float" office:value="5171.89" calcext:value-type="float">
            <text:p>5171.89</text:p>
          </table:table-cell>
          <table:table-cell office:value-type="float" office:value="4508.02" calcext:value-type="float">
            <text:p>4508.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28.5" calcext:value-type="float">
            <text:p>27828.50</text:p>
          </table:table-cell>
          <table:table-cell office:value-type="float" office:value="6015.14" calcext:value-type="float">
            <text:p>6015.14</text:p>
          </table:table-cell>
          <table:table-cell office:value-type="float" office:value="5170.71" calcext:value-type="float">
            <text:p>5170.71</text:p>
          </table:table-cell>
          <table:table-cell office:value-type="float" office:value="4499.53" calcext:value-type="float">
            <text:p>4499.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998.8" calcext:value-type="float">
            <text:p>27998.80</text:p>
          </table:table-cell>
          <table:table-cell office:value-type="float" office:value="6008.15" calcext:value-type="float">
            <text:p>6008.15</text:p>
          </table:table-cell>
          <table:table-cell office:value-type="float" office:value="5169.71" calcext:value-type="float">
            <text:p>5169.71</text:p>
          </table:table-cell>
          <table:table-cell office:value-type="float" office:value="4504.3" calcext:value-type="float">
            <text:p>4504.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012.4" calcext:value-type="float">
            <text:p>28012.40</text:p>
          </table:table-cell>
          <table:table-cell office:value-type="float" office:value="6009.58" calcext:value-type="float">
            <text:p>6009.58</text:p>
          </table:table-cell>
          <table:table-cell office:value-type="float" office:value="5175.21" calcext:value-type="float">
            <text:p>5175.21</text:p>
          </table:table-cell>
          <table:table-cell office:value-type="float" office:value="4504.39" calcext:value-type="float">
            <text:p>4504.3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pu(std_atoi|9)</text:p>
          </table:table-cell>
          <table:table-cell office:value-type="string" calcext:value-type="string">
            <text:p>cpu(atoi_opt_1|9)</text:p>
          </table:table-cell>
          <table:table-cell office:value-type="string" calcext:value-type="string">
            <text:p>cpu(atoi_opt_2|9)</text:p>
          </table:table-cell>
          <table:table-cell office:value-type="string" calcext:value-type="string">
            <text:p>cpu(atoi_opt_3|9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83.7" calcext:value-type="float">
            <text:p>27983.70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668.14" calcext:value-type="float">
            <text:p>5668.14</text:p>
          </table:table-cell>
          <table:table-cell office:value-type="float" office:value="4809.02" calcext:value-type="float">
            <text:p>4809.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36" calcext:value-type="float">
            <text:p>28136.00</text:p>
          </table:table-cell>
          <table:table-cell office:value-type="float" office:value="6592.31" calcext:value-type="float">
            <text:p>6592.31</text:p>
          </table:table-cell>
          <table:table-cell office:value-type="float" office:value="5676.26" calcext:value-type="float">
            <text:p>5676.26</text:p>
          </table:table-cell>
          <table:table-cell office:value-type="float" office:value="4794.62" calcext:value-type="float">
            <text:p>4794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88.6" calcext:value-type="float">
            <text:p>27788.60</text:p>
          </table:table-cell>
          <table:table-cell office:value-type="float" office:value="6609.48" calcext:value-type="float">
            <text:p>6609.48</text:p>
          </table:table-cell>
          <table:table-cell office:value-type="float" office:value="5665.87" calcext:value-type="float">
            <text:p>5665.87</text:p>
          </table:table-cell>
          <table:table-cell office:value-type="float" office:value="4816.54" calcext:value-type="float">
            <text:p>4816.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41" calcext:value-type="float">
            <text:p>27541.00</text:p>
          </table:table-cell>
          <table:table-cell office:value-type="float" office:value="6573" calcext:value-type="float">
            <text:p>6573.00</text:p>
          </table:table-cell>
          <table:table-cell office:value-type="float" office:value="5663.04" calcext:value-type="float">
            <text:p>5663.04</text:p>
          </table:table-cell>
          <table:table-cell office:value-type="float" office:value="4795.22" calcext:value-type="float">
            <text:p>4795.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05.2" calcext:value-type="float">
            <text:p>28005.20</text:p>
          </table:table-cell>
          <table:table-cell office:value-type="float" office:value="6568.57" calcext:value-type="float">
            <text:p>6568.57</text:p>
          </table:table-cell>
          <table:table-cell office:value-type="float" office:value="5669.93" calcext:value-type="float">
            <text:p>5669.93</text:p>
          </table:table-cell>
          <table:table-cell office:value-type="float" office:value="4798.72" calcext:value-type="float">
            <text:p>4798.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929.2" calcext:value-type="float">
            <text:p>27929.20</text:p>
          </table:table-cell>
          <table:table-cell office:value-type="float" office:value="6569.68" calcext:value-type="float">
            <text:p>6569.68</text:p>
          </table:table-cell>
          <table:table-cell office:value-type="float" office:value="5662.52" calcext:value-type="float">
            <text:p>5662.52</text:p>
          </table:table-cell>
          <table:table-cell office:value-type="float" office:value="4800.32" calcext:value-type="float">
            <text:p>4800.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57.7" calcext:value-type="float">
            <text:p>28357.70</text:p>
          </table:table-cell>
          <table:table-cell office:value-type="float" office:value="6584.01" calcext:value-type="float">
            <text:p>6584.01</text:p>
          </table:table-cell>
          <table:table-cell office:value-type="float" office:value="5671.99" calcext:value-type="float">
            <text:p>5671.99</text:p>
          </table:table-cell>
          <table:table-cell office:value-type="float" office:value="4802.61" calcext:value-type="float">
            <text:p>4802.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705.9" calcext:value-type="float">
            <text:p>27705.90</text:p>
          </table:table-cell>
          <table:table-cell office:value-type="float" office:value="6566.87" calcext:value-type="float">
            <text:p>6566.87</text:p>
          </table:table-cell>
          <table:table-cell office:value-type="float" office:value="5668.48" calcext:value-type="float">
            <text:p>5668.48</text:p>
          </table:table-cell>
          <table:table-cell office:value-type="float" office:value="4808.91" calcext:value-type="float">
            <text:p>4808.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69.2" calcext:value-type="float">
            <text:p>27669.20</text:p>
          </table:table-cell>
          <table:table-cell office:value-type="float" office:value="6575.82" calcext:value-type="float">
            <text:p>6575.82</text:p>
          </table:table-cell>
          <table:table-cell office:value-type="float" office:value="5661.29" calcext:value-type="float">
            <text:p>5661.29</text:p>
          </table:table-cell>
          <table:table-cell office:value-type="float" office:value="4799.83" calcext:value-type="float">
            <text:p>4799.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943.3" calcext:value-type="float">
            <text:p>27943.30</text:p>
          </table:table-cell>
          <table:table-cell office:value-type="float" office:value="6582.48" calcext:value-type="float">
            <text:p>6582.48</text:p>
          </table:table-cell>
          <table:table-cell office:value-type="float" office:value="5668.88" calcext:value-type="float">
            <text:p>5668.88</text:p>
          </table:table-cell>
          <table:table-cell office:value-type="float" office:value="4798.35" calcext:value-type="float">
            <text:p>4798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73" calcext:value-type="float">
            <text:p>27873.00</text:p>
          </table:table-cell>
          <table:table-cell office:value-type="float" office:value="6566.35" calcext:value-type="float">
            <text:p>6566.35</text:p>
          </table:table-cell>
          <table:table-cell office:value-type="float" office:value="5671.3" calcext:value-type="float">
            <text:p>5671.30</text:p>
          </table:table-cell>
          <table:table-cell office:value-type="float" office:value="4794.8" calcext:value-type="float">
            <text:p>4794.8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53" calcext:value-type="float">
            <text:p>27853.00</text:p>
          </table:table-cell>
          <table:table-cell office:value-type="float" office:value="6573.05" calcext:value-type="float">
            <text:p>6573.05</text:p>
          </table:table-cell>
          <table:table-cell office:value-type="float" office:value="5662.21" calcext:value-type="float">
            <text:p>5662.21</text:p>
          </table:table-cell>
          <table:table-cell office:value-type="float" office:value="4800.47" calcext:value-type="float">
            <text:p>4800.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111.1" calcext:value-type="float">
            <text:p>28111.10</text:p>
          </table:table-cell>
          <table:table-cell office:value-type="float" office:value="6588.42" calcext:value-type="float">
            <text:p>6588.42</text:p>
          </table:table-cell>
          <table:table-cell office:value-type="float" office:value="5675.28" calcext:value-type="float">
            <text:p>5675.28</text:p>
          </table:table-cell>
          <table:table-cell office:value-type="float" office:value="4797.59" calcext:value-type="float">
            <text:p>4797.5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18.1" calcext:value-type="float">
            <text:p>27918.10</text:p>
          </table:table-cell>
          <table:table-cell office:value-type="float" office:value="6573.69" calcext:value-type="float">
            <text:p>6573.69</text:p>
          </table:table-cell>
          <table:table-cell office:value-type="float" office:value="5683.02" calcext:value-type="float">
            <text:p>5683.02</text:p>
          </table:table-cell>
          <table:table-cell office:value-type="float" office:value="4792.86" calcext:value-type="float">
            <text:p>4792.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968.9" calcext:value-type="float">
            <text:p>27968.90</text:p>
          </table:table-cell>
          <table:table-cell office:value-type="float" office:value="6572.24" calcext:value-type="float">
            <text:p>6572.24</text:p>
          </table:table-cell>
          <table:table-cell office:value-type="float" office:value="5669.07" calcext:value-type="float">
            <text:p>5669.07</text:p>
          </table:table-cell>
          <table:table-cell office:value-type="float" office:value="4837.96" calcext:value-type="float">
            <text:p>4837.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791.4" calcext:value-type="float">
            <text:p>27791.40</text:p>
          </table:table-cell>
          <table:table-cell office:value-type="float" office:value="6574.05" calcext:value-type="float">
            <text:p>6574.05</text:p>
          </table:table-cell>
          <table:table-cell office:value-type="float" office:value="5663.99" calcext:value-type="float">
            <text:p>5663.99</text:p>
          </table:table-cell>
          <table:table-cell office:value-type="float" office:value="4796.94" calcext:value-type="float">
            <text:p>4796.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06.5" calcext:value-type="float">
            <text:p>28006.50</text:p>
          </table:table-cell>
          <table:table-cell office:value-type="float" office:value="6561.66" calcext:value-type="float">
            <text:p>6561.66</text:p>
          </table:table-cell>
          <table:table-cell office:value-type="float" office:value="5667.3" calcext:value-type="float">
            <text:p>5667.30</text:p>
          </table:table-cell>
          <table:table-cell office:value-type="float" office:value="4801.86" calcext:value-type="float">
            <text:p>4801.8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225.8" calcext:value-type="float">
            <text:p>28225.80</text:p>
          </table:table-cell>
          <table:table-cell office:value-type="float" office:value="6561.48" calcext:value-type="float">
            <text:p>6561.48</text:p>
          </table:table-cell>
          <table:table-cell office:value-type="float" office:value="5662.08" calcext:value-type="float">
            <text:p>5662.08</text:p>
          </table:table-cell>
          <table:table-cell office:value-type="float" office:value="4796.17" calcext:value-type="float">
            <text:p>4796.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46.5" calcext:value-type="float">
            <text:p>28146.50</text:p>
          </table:table-cell>
          <table:table-cell office:value-type="float" office:value="6568.76" calcext:value-type="float">
            <text:p>6568.76</text:p>
          </table:table-cell>
          <table:table-cell office:value-type="float" office:value="5662.7" calcext:value-type="float">
            <text:p>5662.70</text:p>
          </table:table-cell>
          <table:table-cell office:value-type="float" office:value="4795.32" calcext:value-type="float">
            <text:p>4795.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053.6" calcext:value-type="float">
            <text:p>28053.60</text:p>
          </table:table-cell>
          <table:table-cell office:value-type="float" office:value="6561.15" calcext:value-type="float">
            <text:p>6561.15</text:p>
          </table:table-cell>
          <table:table-cell office:value-type="float" office:value="5664.67" calcext:value-type="float">
            <text:p>5664.67</text:p>
          </table:table-cell>
          <table:table-cell office:value-type="float" office:value="4794.04" calcext:value-type="float">
            <text:p>4794.04</text:p>
          </table:table-cell>
          <table:table-cell/>
        </table:table-row>
        <table:table-row table:style-name="ro1" table:number-rows-repeated="104840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0:26:50.613750699</meta:creation-date>
    <dc:date>2017-05-14T20:35:42.531477766</dc:date>
    <meta:editing-duration>PT8M52S</meta:editing-duration>
    <meta:editing-cycles>1</meta:editing-cycles>
    <meta:document-statistic meta:table-count="1" meta:cell-count="840" meta:object-count="8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1:'raw data'.E21" chart:data-source-has-labels="both" svg:x="0.468cm" svg:y="0.185cm" svg:width="18.538cm" svg:height="8.902cm">
          <chartooo:coordinate-region svg:x="1.936cm" svg:y="0.359cm" svg:width="16.698cm" svg:height="8.134cm"/>
          <chart:axis chart:dimension="x" chart:name="primary-x" chart:style-name="ch4" chartooo:axis-type="auto">
            <chartooo:date-scale/>
            <chart:categories table:cell-range-address="'raw data'.A2:'raw data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2:'raw data'.B21" chart:label-cell-address="'raw data'.B1:'raw data'.B1" chart:class="chart:line">
            <chart:data-point chart:repeated="20"/>
          </chart:series>
          <chart:series chart:style-name="ch8" chart:values-cell-range-address="'raw data'.C2:'raw data'.C21" chart:label-cell-address="'raw data'.C1:'raw data'.C1" chart:class="chart:line">
            <chart:data-point chart:repeated="20"/>
          </chart:series>
          <chart:series chart:style-name="ch9" chart:values-cell-range-address="'raw data'.D2:'raw data'.D21" chart:label-cell-address="'raw data'.D1:'raw data'.D1" chart:class="chart:line">
            <chart:data-point chart:repeated="20"/>
          </chart:series>
          <chart:series chart:style-name="ch10" chart:values-cell-range-address="'raw data'.E2:'raw data'.E21" chart:label-cell-address="'raw data'.E1:'raw data'.E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2)</text:p>
                <draw:g>
                  <svg:desc>'raw data'.B1:'raw data'.B1</svg:desc>
                </draw:g>
              </table:table-cell>
              <table:table-cell office:value-type="string">
                <text:p>cpu(atoi_opt_1|2)</text:p>
                <draw:g>
                  <svg:desc>'raw data'.C1:'raw data'.C1</svg:desc>
                </draw:g>
              </table:table-cell>
              <table:table-cell office:value-type="string">
                <text:p>cpu(atoi_opt_2|2)</text:p>
                <draw:g>
                  <svg:desc>'raw data'.D1:'raw data'.D1</svg:desc>
                </draw:g>
              </table:table-cell>
              <table:table-cell office:value-type="string">
                <text:p>cpu(atoi_opt_3|2)</text:p>
                <draw:g>
                  <svg:desc>'raw data'.E1:'raw data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2:'raw data'.A21</svg:desc>
                </draw:g>
              </table:table-cell>
              <table:table-cell office:value-type="float" office:value="11765.7">
                <text:p>11765.7</text:p>
                <draw:g>
                  <svg:desc>'raw data'.B2:'raw data'.B21</svg:desc>
                </draw:g>
              </table:table-cell>
              <table:table-cell office:value-type="float" office:value="2822.65">
                <text:p>2822.65</text:p>
                <draw:g>
                  <svg:desc>'raw data'.C2:'raw data'.C21</svg:desc>
                </draw:g>
              </table:table-cell>
              <table:table-cell office:value-type="float" office:value="2166.91">
                <text:p>2166.91</text:p>
                <draw:g>
                  <svg:desc>'raw data'.D2:'raw data'.D21</svg:desc>
                </draw:g>
              </table:table-cell>
              <table:table-cell office:value-type="float" office:value="2101.1">
                <text:p>2101.1</text:p>
                <draw:g>
                  <svg:desc>'raw data'.E2:'raw data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763.1">
                <text:p>11763.1</text:p>
              </table:table-cell>
              <table:table-cell office:value-type="float" office:value="2813.56">
                <text:p>2813.56</text:p>
              </table:table-cell>
              <table:table-cell office:value-type="float" office:value="2169.39">
                <text:p>2169.39</text:p>
              </table:table-cell>
              <table:table-cell office:value-type="float" office:value="2103.49">
                <text:p>2103.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788.6">
                <text:p>11788.6</text:p>
              </table:table-cell>
              <table:table-cell office:value-type="float" office:value="2812.12">
                <text:p>2812.12</text:p>
              </table:table-cell>
              <table:table-cell office:value-type="float" office:value="2167.44">
                <text:p>2167.44</text:p>
              </table:table-cell>
              <table:table-cell office:value-type="float" office:value="2100.04">
                <text:p>2100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728.7">
                <text:p>11728.7</text:p>
              </table:table-cell>
              <table:table-cell office:value-type="float" office:value="2813.03">
                <text:p>2813.03</text:p>
              </table:table-cell>
              <table:table-cell office:value-type="float" office:value="2173.34">
                <text:p>2173.34</text:p>
              </table:table-cell>
              <table:table-cell office:value-type="float" office:value="2102.73">
                <text:p>2102.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18">
                <text:p>11518</text:p>
              </table:table-cell>
              <table:table-cell office:value-type="float" office:value="2815.51">
                <text:p>2815.51</text:p>
              </table:table-cell>
              <table:table-cell office:value-type="float" office:value="2169.15">
                <text:p>2169.15</text:p>
              </table:table-cell>
              <table:table-cell office:value-type="float" office:value="2103.69">
                <text:p>2103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815.8">
                <text:p>11815.8</text:p>
              </table:table-cell>
              <table:table-cell office:value-type="float" office:value="2811.66">
                <text:p>2811.66</text:p>
              </table:table-cell>
              <table:table-cell office:value-type="float" office:value="2168.3">
                <text:p>2168.3</text:p>
              </table:table-cell>
              <table:table-cell office:value-type="float" office:value="2104.04">
                <text:p>2104.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09.4">
                <text:p>11609.4</text:p>
              </table:table-cell>
              <table:table-cell office:value-type="float" office:value="2811.32">
                <text:p>2811.32</text:p>
              </table:table-cell>
              <table:table-cell office:value-type="float" office:value="2171.39">
                <text:p>2171.39</text:p>
              </table:table-cell>
              <table:table-cell office:value-type="float" office:value="2101.95">
                <text:p>2101.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09.8">
                <text:p>12009.8</text:p>
              </table:table-cell>
              <table:table-cell office:value-type="float" office:value="2812.52">
                <text:p>2812.52</text:p>
              </table:table-cell>
              <table:table-cell office:value-type="float" office:value="2167.89">
                <text:p>2167.89</text:p>
              </table:table-cell>
              <table:table-cell office:value-type="float" office:value="2105.99">
                <text:p>2105.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637">
                <text:p>11637</text:p>
              </table:table-cell>
              <table:table-cell office:value-type="float" office:value="2810.8">
                <text:p>2810.8</text:p>
              </table:table-cell>
              <table:table-cell office:value-type="float" office:value="2168.9">
                <text:p>2168.9</text:p>
              </table:table-cell>
              <table:table-cell office:value-type="float" office:value="2102.44">
                <text:p>2102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813.3">
                <text:p>11813.3</text:p>
              </table:table-cell>
              <table:table-cell office:value-type="float" office:value="2812.63">
                <text:p>2812.63</text:p>
              </table:table-cell>
              <table:table-cell office:value-type="float" office:value="2174.02">
                <text:p>2174.02</text:p>
              </table:table-cell>
              <table:table-cell office:value-type="float" office:value="2099.71">
                <text:p>2099.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37.7">
                <text:p>11737.7</text:p>
              </table:table-cell>
              <table:table-cell office:value-type="float" office:value="2812.94">
                <text:p>2812.94</text:p>
              </table:table-cell>
              <table:table-cell office:value-type="float" office:value="2170.37">
                <text:p>2170.37</text:p>
              </table:table-cell>
              <table:table-cell office:value-type="float" office:value="2106.17">
                <text:p>2106.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18.1">
                <text:p>11718.1</text:p>
              </table:table-cell>
              <table:table-cell office:value-type="float" office:value="2815.48">
                <text:p>2815.48</text:p>
              </table:table-cell>
              <table:table-cell office:value-type="float" office:value="2170.47">
                <text:p>2170.47</text:p>
              </table:table-cell>
              <table:table-cell office:value-type="float" office:value="2108.85">
                <text:p>2108.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797.3">
                <text:p>11797.3</text:p>
              </table:table-cell>
              <table:table-cell office:value-type="float" office:value="2816.19">
                <text:p>2816.19</text:p>
              </table:table-cell>
              <table:table-cell office:value-type="float" office:value="2168.22">
                <text:p>2168.22</text:p>
              </table:table-cell>
              <table:table-cell office:value-type="float" office:value="2117.54">
                <text:p>2117.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81.1">
                <text:p>11581.1</text:p>
              </table:table-cell>
              <table:table-cell office:value-type="float" office:value="2810.14">
                <text:p>2810.14</text:p>
              </table:table-cell>
              <table:table-cell office:value-type="float" office:value="2166.64">
                <text:p>2166.64</text:p>
              </table:table-cell>
              <table:table-cell office:value-type="float" office:value="2101.78">
                <text:p>2101.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707.4">
                <text:p>11707.4</text:p>
              </table:table-cell>
              <table:table-cell office:value-type="float" office:value="2811.05">
                <text:p>2811.05</text:p>
              </table:table-cell>
              <table:table-cell office:value-type="float" office:value="2166.73">
                <text:p>2166.73</text:p>
              </table:table-cell>
              <table:table-cell office:value-type="float" office:value="2097.35">
                <text:p>2097.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798.9">
                <text:p>11798.9</text:p>
              </table:table-cell>
              <table:table-cell office:value-type="float" office:value="2812.11">
                <text:p>2812.11</text:p>
              </table:table-cell>
              <table:table-cell office:value-type="float" office:value="2170.88">
                <text:p>2170.88</text:p>
              </table:table-cell>
              <table:table-cell office:value-type="float" office:value="2100.21">
                <text:p>2100.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756.4">
                <text:p>11756.4</text:p>
              </table:table-cell>
              <table:table-cell office:value-type="float" office:value="2807.99">
                <text:p>2807.99</text:p>
              </table:table-cell>
              <table:table-cell office:value-type="float" office:value="2166.17">
                <text:p>2166.17</text:p>
              </table:table-cell>
              <table:table-cell office:value-type="float" office:value="2103.32">
                <text:p>2103.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964">
                <text:p>11964</text:p>
              </table:table-cell>
              <table:table-cell office:value-type="float" office:value="2808.14">
                <text:p>2808.14</text:p>
              </table:table-cell>
              <table:table-cell office:value-type="float" office:value="2165.72">
                <text:p>2165.72</text:p>
              </table:table-cell>
              <table:table-cell office:value-type="float" office:value="2101.28">
                <text:p>2101.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539.6">
                <text:p>11539.6</text:p>
              </table:table-cell>
              <table:table-cell office:value-type="float" office:value="2814.62">
                <text:p>2814.62</text:p>
              </table:table-cell>
              <table:table-cell office:value-type="float" office:value="2177.59">
                <text:p>2177.59</text:p>
              </table:table-cell>
              <table:table-cell office:value-type="float" office:value="2103.21">
                <text:p>2103.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76.4">
                <text:p>11976.4</text:p>
              </table:table-cell>
              <table:table-cell office:value-type="float" office:value="2809.09">
                <text:p>2809.09</text:p>
              </table:table-cell>
              <table:table-cell office:value-type="float" office:value="2177.67">
                <text:p>2177.67</text:p>
              </table:table-cell>
              <table:table-cell office:value-type="float" office:value="2099.27">
                <text:p>2099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22:'raw data'.E42" chart:data-source-has-labels="both" svg:x="0.468cm" svg:y="0.185cm" svg:width="18.538cm" svg:height="8.902cm">
          <chartooo:coordinate-region svg:x="1.936cm" svg:y="0.358cm" svg:width="16.698cm" svg:height="8.135cm"/>
          <chart:axis chart:dimension="x" chart:name="primary-x" chart:style-name="ch4" chartooo:axis-type="auto">
            <chartooo:date-scale/>
            <chart:categories table:cell-range-address="'raw data'.A23:'raw data'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23:'raw data'.B42" chart:label-cell-address="'raw data'.B22:'raw data'.B22" chart:class="chart:line">
            <chart:data-point chart:repeated="20"/>
          </chart:series>
          <chart:series chart:style-name="ch8" chart:values-cell-range-address="'raw data'.C23:'raw data'.C42" chart:label-cell-address="'raw data'.C22:'raw data'.C22" chart:class="chart:line">
            <chart:data-point chart:repeated="20"/>
          </chart:series>
          <chart:series chart:style-name="ch9" chart:values-cell-range-address="'raw data'.D23:'raw data'.D42" chart:label-cell-address="'raw data'.D22:'raw data'.D22" chart:class="chart:line">
            <chart:data-point chart:repeated="20"/>
          </chart:series>
          <chart:series chart:style-name="ch10" chart:values-cell-range-address="'raw data'.E23:'raw data'.E42" chart:label-cell-address="'raw data'.E22:'raw data'.E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3)</text:p>
                <draw:g>
                  <svg:desc>'raw data'.B22:'raw data'.B22</svg:desc>
                </draw:g>
              </table:table-cell>
              <table:table-cell office:value-type="string">
                <text:p>cpu(atoi_opt_1|3)</text:p>
                <draw:g>
                  <svg:desc>'raw data'.C22:'raw data'.C22</svg:desc>
                </draw:g>
              </table:table-cell>
              <table:table-cell office:value-type="string">
                <text:p>cpu(atoi_opt_2|3)</text:p>
                <draw:g>
                  <svg:desc>'raw data'.D22:'raw data'.D22</svg:desc>
                </draw:g>
              </table:table-cell>
              <table:table-cell office:value-type="string">
                <text:p>cpu(atoi_opt_3|3)</text:p>
                <draw:g>
                  <svg:desc>'raw data'.E22:'raw data'.E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23:'raw data'.A42</svg:desc>
                </draw:g>
              </table:table-cell>
              <table:table-cell office:value-type="float" office:value="13777.7">
                <text:p>13777.7</text:p>
                <draw:g>
                  <svg:desc>'raw data'.B23:'raw data'.B42</svg:desc>
                </draw:g>
              </table:table-cell>
              <table:table-cell office:value-type="float" office:value="3371.16">
                <text:p>3371.16</text:p>
                <draw:g>
                  <svg:desc>'raw data'.C23:'raw data'.C42</svg:desc>
                </draw:g>
              </table:table-cell>
              <table:table-cell office:value-type="float" office:value="2627.39">
                <text:p>2627.39</text:p>
                <draw:g>
                  <svg:desc>'raw data'.D23:'raw data'.D42</svg:desc>
                </draw:g>
              </table:table-cell>
              <table:table-cell office:value-type="float" office:value="2476.27">
                <text:p>2476.27</text:p>
                <draw:g>
                  <svg:desc>'raw data'.E23:'raw data'.E4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61.8">
                <text:p>14061.8</text:p>
              </table:table-cell>
              <table:table-cell office:value-type="float" office:value="3387.23">
                <text:p>3387.23</text:p>
              </table:table-cell>
              <table:table-cell office:value-type="float" office:value="2625.21">
                <text:p>2625.21</text:p>
              </table:table-cell>
              <table:table-cell office:value-type="float" office:value="2476.23">
                <text:p>2476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78.3">
                <text:p>13878.3</text:p>
              </table:table-cell>
              <table:table-cell office:value-type="float" office:value="3367.45">
                <text:p>3367.45</text:p>
              </table:table-cell>
              <table:table-cell office:value-type="float" office:value="2629.34">
                <text:p>2629.34</text:p>
              </table:table-cell>
              <table:table-cell office:value-type="float" office:value="2474.24">
                <text:p>2474.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799.3">
                <text:p>13799.3</text:p>
              </table:table-cell>
              <table:table-cell office:value-type="float" office:value="3367.08">
                <text:p>3367.08</text:p>
              </table:table-cell>
              <table:table-cell office:value-type="float" office:value="2633.27">
                <text:p>2633.27</text:p>
              </table:table-cell>
              <table:table-cell office:value-type="float" office:value="2478.1">
                <text:p>2478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779.4">
                <text:p>13779.4</text:p>
              </table:table-cell>
              <table:table-cell office:value-type="float" office:value="3363.72">
                <text:p>3363.72</text:p>
              </table:table-cell>
              <table:table-cell office:value-type="float" office:value="2624.62">
                <text:p>2624.62</text:p>
              </table:table-cell>
              <table:table-cell office:value-type="float" office:value="2481.4">
                <text:p>248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810.8">
                <text:p>13810.8</text:p>
              </table:table-cell>
              <table:table-cell office:value-type="float" office:value="3367.15">
                <text:p>3367.15</text:p>
              </table:table-cell>
              <table:table-cell office:value-type="float" office:value="2626.72">
                <text:p>2626.72</text:p>
              </table:table-cell>
              <table:table-cell office:value-type="float" office:value="2473.75">
                <text:p>247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37">
                <text:p>13937</text:p>
              </table:table-cell>
              <table:table-cell office:value-type="float" office:value="3368.19">
                <text:p>3368.19</text:p>
              </table:table-cell>
              <table:table-cell office:value-type="float" office:value="2637.61">
                <text:p>2637.61</text:p>
              </table:table-cell>
              <table:table-cell office:value-type="float" office:value="2473.37">
                <text:p>2473.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869.9">
                <text:p>13869.9</text:p>
              </table:table-cell>
              <table:table-cell office:value-type="float" office:value="3364">
                <text:p>3364</text:p>
              </table:table-cell>
              <table:table-cell office:value-type="float" office:value="2633.43">
                <text:p>2633.43</text:p>
              </table:table-cell>
              <table:table-cell office:value-type="float" office:value="2474.83">
                <text:p>2474.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821.1">
                <text:p>13821.1</text:p>
              </table:table-cell>
              <table:table-cell office:value-type="float" office:value="3368.89">
                <text:p>3368.89</text:p>
              </table:table-cell>
              <table:table-cell office:value-type="float" office:value="2626.7">
                <text:p>2626.7</text:p>
              </table:table-cell>
              <table:table-cell office:value-type="float" office:value="2472.65">
                <text:p>2472.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624.8">
                <text:p>13624.8</text:p>
              </table:table-cell>
              <table:table-cell office:value-type="float" office:value="3367.15">
                <text:p>3367.15</text:p>
              </table:table-cell>
              <table:table-cell office:value-type="float" office:value="2637.06">
                <text:p>2637.06</text:p>
              </table:table-cell>
              <table:table-cell office:value-type="float" office:value="2473.63">
                <text:p>2473.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742.6">
                <text:p>13742.6</text:p>
              </table:table-cell>
              <table:table-cell office:value-type="float" office:value="3363.9">
                <text:p>3363.9</text:p>
              </table:table-cell>
              <table:table-cell office:value-type="float" office:value="2643.45">
                <text:p>2643.45</text:p>
              </table:table-cell>
              <table:table-cell office:value-type="float" office:value="2473.76">
                <text:p>2473.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955.5">
                <text:p>13955.5</text:p>
              </table:table-cell>
              <table:table-cell office:value-type="float" office:value="3368.13">
                <text:p>3368.13</text:p>
              </table:table-cell>
              <table:table-cell office:value-type="float" office:value="2625.32">
                <text:p>2625.32</text:p>
              </table:table-cell>
              <table:table-cell office:value-type="float" office:value="2478.03">
                <text:p>2478.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885">
                <text:p>13885</text:p>
              </table:table-cell>
              <table:table-cell office:value-type="float" office:value="3373.45">
                <text:p>3373.45</text:p>
              </table:table-cell>
              <table:table-cell office:value-type="float" office:value="2627.33">
                <text:p>2627.33</text:p>
              </table:table-cell>
              <table:table-cell office:value-type="float" office:value="2473.81">
                <text:p>2473.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923.8">
                <text:p>13923.8</text:p>
              </table:table-cell>
              <table:table-cell office:value-type="float" office:value="3378.79">
                <text:p>3378.79</text:p>
              </table:table-cell>
              <table:table-cell office:value-type="float" office:value="2625.31">
                <text:p>2625.31</text:p>
              </table:table-cell>
              <table:table-cell office:value-type="float" office:value="2476.28">
                <text:p>2476.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837.3">
                <text:p>13837.3</text:p>
              </table:table-cell>
              <table:table-cell office:value-type="float" office:value="3366.35">
                <text:p>3366.35</text:p>
              </table:table-cell>
              <table:table-cell office:value-type="float" office:value="2631.42">
                <text:p>2631.42</text:p>
              </table:table-cell>
              <table:table-cell office:value-type="float" office:value="2473.36">
                <text:p>2473.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873.4">
                <text:p>13873.4</text:p>
              </table:table-cell>
              <table:table-cell office:value-type="float" office:value="3373.11">
                <text:p>3373.11</text:p>
              </table:table-cell>
              <table:table-cell office:value-type="float" office:value="2630.71">
                <text:p>2630.71</text:p>
              </table:table-cell>
              <table:table-cell office:value-type="float" office:value="2481.35">
                <text:p>2481.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913">
                <text:p>13913</text:p>
              </table:table-cell>
              <table:table-cell office:value-type="float" office:value="3365.23">
                <text:p>3365.23</text:p>
              </table:table-cell>
              <table:table-cell office:value-type="float" office:value="2625.3">
                <text:p>2625.3</text:p>
              </table:table-cell>
              <table:table-cell office:value-type="float" office:value="2471.34">
                <text:p>2471.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915.7">
                <text:p>13915.7</text:p>
              </table:table-cell>
              <table:table-cell office:value-type="float" office:value="3367.4">
                <text:p>3367.4</text:p>
              </table:table-cell>
              <table:table-cell office:value-type="float" office:value="2628.42">
                <text:p>2628.42</text:p>
              </table:table-cell>
              <table:table-cell office:value-type="float" office:value="2472.39">
                <text:p>2472.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32.6">
                <text:p>13832.6</text:p>
              </table:table-cell>
              <table:table-cell office:value-type="float" office:value="3370.61">
                <text:p>3370.61</text:p>
              </table:table-cell>
              <table:table-cell office:value-type="float" office:value="2633.8">
                <text:p>2633.8</text:p>
              </table:table-cell>
              <table:table-cell office:value-type="float" office:value="2475.46">
                <text:p>2475.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49.2">
                <text:p>13849.2</text:p>
              </table:table-cell>
              <table:table-cell office:value-type="float" office:value="3371.56">
                <text:p>3371.56</text:p>
              </table:table-cell>
              <table:table-cell office:value-type="float" office:value="2624.45">
                <text:p>2624.45</text:p>
              </table:table-cell>
              <table:table-cell office:value-type="float" office:value="2476.43">
                <text:p>2476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43:'raw data'.E63" chart:data-source-has-labels="both" svg:x="0.468cm" svg:y="0.185cm" svg:width="18.538cm" svg:height="8.902cm">
          <chartooo:coordinate-region svg:x="1.936cm" svg:y="0.358cm" svg:width="16.698cm" svg:height="8.135cm"/>
          <chart:axis chart:dimension="x" chart:name="primary-x" chart:style-name="ch4" chartooo:axis-type="auto">
            <chartooo:date-scale/>
            <chart:categories table:cell-range-address="'raw data'.A44:'raw data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44:'raw data'.B63" chart:label-cell-address="'raw data'.B43:'raw data'.B43" chart:class="chart:line">
            <chart:data-point chart:repeated="20"/>
          </chart:series>
          <chart:series chart:style-name="ch8" chart:values-cell-range-address="'raw data'.C44:'raw data'.C63" chart:label-cell-address="'raw data'.C43:'raw data'.C43" chart:class="chart:line">
            <chart:data-point chart:repeated="20"/>
          </chart:series>
          <chart:series chart:style-name="ch9" chart:values-cell-range-address="'raw data'.D44:'raw data'.D63" chart:label-cell-address="'raw data'.D43:'raw data'.D43" chart:class="chart:line">
            <chart:data-point chart:repeated="20"/>
          </chart:series>
          <chart:series chart:style-name="ch10" chart:values-cell-range-address="'raw data'.E44:'raw data'.E63" chart:label-cell-address="'raw data'.E43:'raw data'.E4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4)</text:p>
                <draw:g>
                  <svg:desc>'raw data'.B43:'raw data'.B43</svg:desc>
                </draw:g>
              </table:table-cell>
              <table:table-cell office:value-type="string">
                <text:p>cpu(atoi_opt_1|4)</text:p>
                <draw:g>
                  <svg:desc>'raw data'.C43:'raw data'.C43</svg:desc>
                </draw:g>
              </table:table-cell>
              <table:table-cell office:value-type="string">
                <text:p>cpu(atoi_opt_2|4)</text:p>
                <draw:g>
                  <svg:desc>'raw data'.D43:'raw data'.D43</svg:desc>
                </draw:g>
              </table:table-cell>
              <table:table-cell office:value-type="string">
                <text:p>cpu(atoi_opt_3|4)</text:p>
                <draw:g>
                  <svg:desc>'raw data'.E43:'raw data'.E4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44:'raw data'.A63</svg:desc>
                </draw:g>
              </table:table-cell>
              <table:table-cell office:value-type="float" office:value="16379.9">
                <text:p>16379.9</text:p>
                <draw:g>
                  <svg:desc>'raw data'.B44:'raw data'.B63</svg:desc>
                </draw:g>
              </table:table-cell>
              <table:table-cell office:value-type="float" office:value="3882.17">
                <text:p>3882.17</text:p>
                <draw:g>
                  <svg:desc>'raw data'.C44:'raw data'.C63</svg:desc>
                </draw:g>
              </table:table-cell>
              <table:table-cell office:value-type="float" office:value="3111.48">
                <text:p>3111.48</text:p>
                <draw:g>
                  <svg:desc>'raw data'.D44:'raw data'.D63</svg:desc>
                </draw:g>
              </table:table-cell>
              <table:table-cell office:value-type="float" office:value="2763.78">
                <text:p>2763.78</text:p>
                <draw:g>
                  <svg:desc>'raw data'.E44:'raw data'.E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068.8">
                <text:p>16068.8</text:p>
              </table:table-cell>
              <table:table-cell office:value-type="float" office:value="3895.11">
                <text:p>3895.11</text:p>
              </table:table-cell>
              <table:table-cell office:value-type="float" office:value="3101.77">
                <text:p>3101.77</text:p>
              </table:table-cell>
              <table:table-cell office:value-type="float" office:value="2753.4">
                <text:p>2753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973.7">
                <text:p>15973.7</text:p>
              </table:table-cell>
              <table:table-cell office:value-type="float" office:value="3878.39">
                <text:p>3878.39</text:p>
              </table:table-cell>
              <table:table-cell office:value-type="float" office:value="3094.81">
                <text:p>3094.81</text:p>
              </table:table-cell>
              <table:table-cell office:value-type="float" office:value="2749.66">
                <text:p>2749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36">
                <text:p>16436</text:p>
              </table:table-cell>
              <table:table-cell office:value-type="float" office:value="3881.55">
                <text:p>3881.55</text:p>
              </table:table-cell>
              <table:table-cell office:value-type="float" office:value="3111.81">
                <text:p>3111.81</text:p>
              </table:table-cell>
              <table:table-cell office:value-type="float" office:value="2754.52">
                <text:p>2754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223.1">
                <text:p>16223.1</text:p>
              </table:table-cell>
              <table:table-cell office:value-type="float" office:value="3878.29">
                <text:p>3878.29</text:p>
              </table:table-cell>
              <table:table-cell office:value-type="float" office:value="3098.6">
                <text:p>3098.6</text:p>
              </table:table-cell>
              <table:table-cell office:value-type="float" office:value="2751.58">
                <text:p>2751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520.8">
                <text:p>16520.8</text:p>
              </table:table-cell>
              <table:table-cell office:value-type="float" office:value="3879.21">
                <text:p>3879.21</text:p>
              </table:table-cell>
              <table:table-cell office:value-type="float" office:value="3096.04">
                <text:p>3096.04</text:p>
              </table:table-cell>
              <table:table-cell office:value-type="float" office:value="2756.41">
                <text:p>2756.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347.3">
                <text:p>16347.3</text:p>
              </table:table-cell>
              <table:table-cell office:value-type="float" office:value="3893.13">
                <text:p>3893.13</text:p>
              </table:table-cell>
              <table:table-cell office:value-type="float" office:value="3101.65">
                <text:p>3101.65</text:p>
              </table:table-cell>
              <table:table-cell office:value-type="float" office:value="2760.15">
                <text:p>276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204.5">
                <text:p>16204.5</text:p>
              </table:table-cell>
              <table:table-cell office:value-type="float" office:value="3877.86">
                <text:p>3877.86</text:p>
              </table:table-cell>
              <table:table-cell office:value-type="float" office:value="3095.58">
                <text:p>3095.58</text:p>
              </table:table-cell>
              <table:table-cell office:value-type="float" office:value="2756.17">
                <text:p>2756.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276.3">
                <text:p>16276.3</text:p>
              </table:table-cell>
              <table:table-cell office:value-type="float" office:value="3914.55">
                <text:p>3914.55</text:p>
              </table:table-cell>
              <table:table-cell office:value-type="float" office:value="3098.74">
                <text:p>3098.74</text:p>
              </table:table-cell>
              <table:table-cell office:value-type="float" office:value="2752.48">
                <text:p>2752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317.6">
                <text:p>16317.6</text:p>
              </table:table-cell>
              <table:table-cell office:value-type="float" office:value="3902.63">
                <text:p>3902.63</text:p>
              </table:table-cell>
              <table:table-cell office:value-type="float" office:value="3120.5">
                <text:p>3120.5</text:p>
              </table:table-cell>
              <table:table-cell office:value-type="float" office:value="2752.22">
                <text:p>2752.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199">
                <text:p>16199</text:p>
              </table:table-cell>
              <table:table-cell office:value-type="float" office:value="3878.82">
                <text:p>3878.82</text:p>
              </table:table-cell>
              <table:table-cell office:value-type="float" office:value="3107.67">
                <text:p>3107.67</text:p>
              </table:table-cell>
              <table:table-cell office:value-type="float" office:value="2752.47">
                <text:p>2752.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510.9">
                <text:p>16510.9</text:p>
              </table:table-cell>
              <table:table-cell office:value-type="float" office:value="3883.53">
                <text:p>3883.53</text:p>
              </table:table-cell>
              <table:table-cell office:value-type="float" office:value="3101.32">
                <text:p>3101.32</text:p>
              </table:table-cell>
              <table:table-cell office:value-type="float" office:value="2749.03">
                <text:p>2749.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465.5">
                <text:p>16465.5</text:p>
              </table:table-cell>
              <table:table-cell office:value-type="float" office:value="3876.5">
                <text:p>3876.5</text:p>
              </table:table-cell>
              <table:table-cell office:value-type="float" office:value="3097.06">
                <text:p>3097.06</text:p>
              </table:table-cell>
              <table:table-cell office:value-type="float" office:value="2752.92">
                <text:p>2752.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418.2">
                <text:p>16418.2</text:p>
              </table:table-cell>
              <table:table-cell office:value-type="float" office:value="3881.83">
                <text:p>3881.83</text:p>
              </table:table-cell>
              <table:table-cell office:value-type="float" office:value="3099.65">
                <text:p>3099.65</text:p>
              </table:table-cell>
              <table:table-cell office:value-type="float" office:value="2755.42">
                <text:p>2755.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396.5">
                <text:p>16396.5</text:p>
              </table:table-cell>
              <table:table-cell office:value-type="float" office:value="3888.56">
                <text:p>3888.56</text:p>
              </table:table-cell>
              <table:table-cell office:value-type="float" office:value="3102.4">
                <text:p>3102.4</text:p>
              </table:table-cell>
              <table:table-cell office:value-type="float" office:value="2749.66">
                <text:p>2749.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190">
                <text:p>16190</text:p>
              </table:table-cell>
              <table:table-cell office:value-type="float" office:value="3874.8">
                <text:p>3874.8</text:p>
              </table:table-cell>
              <table:table-cell office:value-type="float" office:value="3096.16">
                <text:p>3096.16</text:p>
              </table:table-cell>
              <table:table-cell office:value-type="float" office:value="2753.33">
                <text:p>2753.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675.5">
                <text:p>16675.5</text:p>
              </table:table-cell>
              <table:table-cell office:value-type="float" office:value="3882.5">
                <text:p>3882.5</text:p>
              </table:table-cell>
              <table:table-cell office:value-type="float" office:value="3097.9">
                <text:p>3097.9</text:p>
              </table:table-cell>
              <table:table-cell office:value-type="float" office:value="2747.46">
                <text:p>2747.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418.1">
                <text:p>16418.1</text:p>
              </table:table-cell>
              <table:table-cell office:value-type="float" office:value="3879.87">
                <text:p>3879.87</text:p>
              </table:table-cell>
              <table:table-cell office:value-type="float" office:value="3098.95">
                <text:p>3098.95</text:p>
              </table:table-cell>
              <table:table-cell office:value-type="float" office:value="2749.07">
                <text:p>2749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490.5">
                <text:p>16490.5</text:p>
              </table:table-cell>
              <table:table-cell office:value-type="float" office:value="3872.94">
                <text:p>3872.94</text:p>
              </table:table-cell>
              <table:table-cell office:value-type="float" office:value="3095.49">
                <text:p>3095.49</text:p>
              </table:table-cell>
              <table:table-cell office:value-type="float" office:value="2750.88">
                <text:p>2750.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119.3">
                <text:p>16119.3</text:p>
              </table:table-cell>
              <table:table-cell office:value-type="float" office:value="3875.64">
                <text:p>3875.64</text:p>
              </table:table-cell>
              <table:table-cell office:value-type="float" office:value="3093.09">
                <text:p>3093.09</text:p>
              </table:table-cell>
              <table:table-cell office:value-type="float" office:value="2753.69">
                <text:p>2753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64:'raw data'.E84" chart:data-source-has-labels="both" svg:x="0.468cm" svg:y="0.185cm" svg:width="18.538cm" svg:height="8.902cm">
          <chartooo:coordinate-region svg:x="2.121cm" svg:y="0.359cm" svg:width="16.699cm" svg:height="8.134cm"/>
          <chart:axis chart:dimension="x" chart:name="primary-x" chart:style-name="ch4" chartooo:axis-type="auto">
            <chartooo:date-scale/>
            <chart:categories table:cell-range-address="'raw data'.A65:'raw data'.A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65:'raw data'.B84" chart:label-cell-address="'raw data'.B64:'raw data'.B64" chart:class="chart:line">
            <chart:data-point chart:repeated="20"/>
          </chart:series>
          <chart:series chart:style-name="ch8" chart:values-cell-range-address="'raw data'.C65:'raw data'.C84" chart:label-cell-address="'raw data'.C64:'raw data'.C64" chart:class="chart:line">
            <chart:data-point chart:repeated="20"/>
          </chart:series>
          <chart:series chart:style-name="ch9" chart:values-cell-range-address="'raw data'.D65:'raw data'.D84" chart:label-cell-address="'raw data'.D64:'raw data'.D64" chart:class="chart:line">
            <chart:data-point chart:repeated="20"/>
          </chart:series>
          <chart:series chart:style-name="ch10" chart:values-cell-range-address="'raw data'.E65:'raw data'.E84" chart:label-cell-address="'raw data'.E64:'raw data'.E6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5)</text:p>
                <draw:g>
                  <svg:desc>'raw data'.B64:'raw data'.B64</svg:desc>
                </draw:g>
              </table:table-cell>
              <table:table-cell office:value-type="string">
                <text:p>cpu(atoi_opt_1|5)</text:p>
                <draw:g>
                  <svg:desc>'raw data'.C64:'raw data'.C64</svg:desc>
                </draw:g>
              </table:table-cell>
              <table:table-cell office:value-type="string">
                <text:p>cpu(atoi_opt_2|5)</text:p>
                <draw:g>
                  <svg:desc>'raw data'.D64:'raw data'.D64</svg:desc>
                </draw:g>
              </table:table-cell>
              <table:table-cell office:value-type="string">
                <text:p>cpu(atoi_opt_3|5)</text:p>
                <draw:g>
                  <svg:desc>'raw data'.E64:'raw data'.E6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65:'raw data'.A84</svg:desc>
                </draw:g>
              </table:table-cell>
              <table:table-cell office:value-type="float" office:value="19080.1">
                <text:p>19080.1</text:p>
                <draw:g>
                  <svg:desc>'raw data'.B65:'raw data'.B84</svg:desc>
                </draw:g>
              </table:table-cell>
              <table:table-cell office:value-type="float" office:value="4512.68">
                <text:p>4512.68</text:p>
                <draw:g>
                  <svg:desc>'raw data'.C65:'raw data'.C84</svg:desc>
                </draw:g>
              </table:table-cell>
              <table:table-cell office:value-type="float" office:value="3771.66">
                <text:p>3771.66</text:p>
                <draw:g>
                  <svg:desc>'raw data'.D65:'raw data'.D84</svg:desc>
                </draw:g>
              </table:table-cell>
              <table:table-cell office:value-type="float" office:value="3086.18">
                <text:p>3086.18</text:p>
                <draw:g>
                  <svg:desc>'raw data'.E65:'raw data'.E8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176.6">
                <text:p>19176.6</text:p>
              </table:table-cell>
              <table:table-cell office:value-type="float" office:value="4520.63">
                <text:p>4520.63</text:p>
              </table:table-cell>
              <table:table-cell office:value-type="float" office:value="3774.77">
                <text:p>3774.77</text:p>
              </table:table-cell>
              <table:table-cell office:value-type="float" office:value="3081.77">
                <text:p>3081.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712.9">
                <text:p>18712.9</text:p>
              </table:table-cell>
              <table:table-cell office:value-type="float" office:value="4520.28">
                <text:p>4520.28</text:p>
              </table:table-cell>
              <table:table-cell office:value-type="float" office:value="3778.15">
                <text:p>3778.15</text:p>
              </table:table-cell>
              <table:table-cell office:value-type="float" office:value="3078.79">
                <text:p>3078.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189.8">
                <text:p>19189.8</text:p>
              </table:table-cell>
              <table:table-cell office:value-type="float" office:value="4515.02">
                <text:p>4515.02</text:p>
              </table:table-cell>
              <table:table-cell office:value-type="float" office:value="3779.87">
                <text:p>3779.87</text:p>
              </table:table-cell>
              <table:table-cell office:value-type="float" office:value="3078.69">
                <text:p>3078.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235.9">
                <text:p>19235.9</text:p>
              </table:table-cell>
              <table:table-cell office:value-type="float" office:value="4510.87">
                <text:p>4510.87</text:p>
              </table:table-cell>
              <table:table-cell office:value-type="float" office:value="3774.06">
                <text:p>3774.06</text:p>
              </table:table-cell>
              <table:table-cell office:value-type="float" office:value="3076.33">
                <text:p>3076.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034.9">
                <text:p>19034.9</text:p>
              </table:table-cell>
              <table:table-cell office:value-type="float" office:value="4513.65">
                <text:p>4513.65</text:p>
              </table:table-cell>
              <table:table-cell office:value-type="float" office:value="3780.75">
                <text:p>3780.75</text:p>
              </table:table-cell>
              <table:table-cell office:value-type="float" office:value="3083.05">
                <text:p>3083.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364.6">
                <text:p>19364.6</text:p>
              </table:table-cell>
              <table:table-cell office:value-type="float" office:value="4509.17">
                <text:p>4509.17</text:p>
              </table:table-cell>
              <table:table-cell office:value-type="float" office:value="3773.12">
                <text:p>3773.12</text:p>
              </table:table-cell>
              <table:table-cell office:value-type="float" office:value="3090.07">
                <text:p>309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191.3">
                <text:p>19191.3</text:p>
              </table:table-cell>
              <table:table-cell office:value-type="float" office:value="4519.29">
                <text:p>4519.29</text:p>
              </table:table-cell>
              <table:table-cell office:value-type="float" office:value="3773.22">
                <text:p>3773.22</text:p>
              </table:table-cell>
              <table:table-cell office:value-type="float" office:value="3081.88">
                <text:p>3081.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252.5">
                <text:p>19252.5</text:p>
              </table:table-cell>
              <table:table-cell office:value-type="float" office:value="4521.23">
                <text:p>4521.23</text:p>
              </table:table-cell>
              <table:table-cell office:value-type="float" office:value="3778.61">
                <text:p>3778.61</text:p>
              </table:table-cell>
              <table:table-cell office:value-type="float" office:value="3076.16">
                <text:p>3076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285.1">
                <text:p>19285.1</text:p>
              </table:table-cell>
              <table:table-cell office:value-type="float" office:value="4510.59">
                <text:p>4510.59</text:p>
              </table:table-cell>
              <table:table-cell office:value-type="float" office:value="3772.33">
                <text:p>3772.33</text:p>
              </table:table-cell>
              <table:table-cell office:value-type="float" office:value="3080.15">
                <text:p>3080.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080.2">
                <text:p>19080.2</text:p>
              </table:table-cell>
              <table:table-cell office:value-type="float" office:value="4515.71">
                <text:p>4515.71</text:p>
              </table:table-cell>
              <table:table-cell office:value-type="float" office:value="3772.73">
                <text:p>3772.73</text:p>
              </table:table-cell>
              <table:table-cell office:value-type="float" office:value="3075.51">
                <text:p>3075.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195.1">
                <text:p>19195.1</text:p>
              </table:table-cell>
              <table:table-cell office:value-type="float" office:value="4512.9">
                <text:p>4512.9</text:p>
              </table:table-cell>
              <table:table-cell office:value-type="float" office:value="3781.44">
                <text:p>3781.44</text:p>
              </table:table-cell>
              <table:table-cell office:value-type="float" office:value="3074.68">
                <text:p>3074.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828.7">
                <text:p>18828.7</text:p>
              </table:table-cell>
              <table:table-cell office:value-type="float" office:value="4511.25">
                <text:p>4511.25</text:p>
              </table:table-cell>
              <table:table-cell office:value-type="float" office:value="3775.83">
                <text:p>3775.83</text:p>
              </table:table-cell>
              <table:table-cell office:value-type="float" office:value="3076.55">
                <text:p>3076.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987.2">
                <text:p>18987.2</text:p>
              </table:table-cell>
              <table:table-cell office:value-type="float" office:value="4513.72">
                <text:p>4513.72</text:p>
              </table:table-cell>
              <table:table-cell office:value-type="float" office:value="3777.98">
                <text:p>3777.98</text:p>
              </table:table-cell>
              <table:table-cell office:value-type="float" office:value="3078.53">
                <text:p>3078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166.5">
                <text:p>19166.5</text:p>
              </table:table-cell>
              <table:table-cell office:value-type="float" office:value="4512.32">
                <text:p>4512.32</text:p>
              </table:table-cell>
              <table:table-cell office:value-type="float" office:value="3775.47">
                <text:p>3775.47</text:p>
              </table:table-cell>
              <table:table-cell office:value-type="float" office:value="3083.24">
                <text:p>3083.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340.7">
                <text:p>19340.7</text:p>
              </table:table-cell>
              <table:table-cell office:value-type="float" office:value="4510.2">
                <text:p>4510.2</text:p>
              </table:table-cell>
              <table:table-cell office:value-type="float" office:value="3771.63">
                <text:p>3771.63</text:p>
              </table:table-cell>
              <table:table-cell office:value-type="float" office:value="3078.93">
                <text:p>3078.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869.3">
                <text:p>18869.3</text:p>
              </table:table-cell>
              <table:table-cell office:value-type="float" office:value="4519.7">
                <text:p>4519.7</text:p>
              </table:table-cell>
              <table:table-cell office:value-type="float" office:value="3769.38">
                <text:p>3769.38</text:p>
              </table:table-cell>
              <table:table-cell office:value-type="float" office:value="3083.88">
                <text:p>3083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056">
                <text:p>19056</text:p>
              </table:table-cell>
              <table:table-cell office:value-type="float" office:value="4518.86">
                <text:p>4518.86</text:p>
              </table:table-cell>
              <table:table-cell office:value-type="float" office:value="3770.41">
                <text:p>3770.41</text:p>
              </table:table-cell>
              <table:table-cell office:value-type="float" office:value="3072.65">
                <text:p>3072.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268.6">
                <text:p>19268.6</text:p>
              </table:table-cell>
              <table:table-cell office:value-type="float" office:value="4516.15">
                <text:p>4516.15</text:p>
              </table:table-cell>
              <table:table-cell office:value-type="float" office:value="3772.16">
                <text:p>3772.16</text:p>
              </table:table-cell>
              <table:table-cell office:value-type="float" office:value="3074.44">
                <text:p>3074.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12.1">
                <text:p>19212.1</text:p>
              </table:table-cell>
              <table:table-cell office:value-type="float" office:value="4520.91">
                <text:p>4520.91</text:p>
              </table:table-cell>
              <table:table-cell office:value-type="float" office:value="3779.76">
                <text:p>3779.76</text:p>
              </table:table-cell>
              <table:table-cell office:value-type="float" office:value="3072.35">
                <text:p>3072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85:'raw data'.E105" chart:data-source-has-labels="both" svg:x="0.468cm" svg:y="0.185cm" svg:width="18.538cm" svg:height="8.902cm">
          <chartooo:coordinate-region svg:x="2.121cm" svg:y="0.359cm" svg:width="16.699cm" svg:height="8.134cm"/>
          <chart:axis chart:dimension="x" chart:name="primary-x" chart:style-name="ch4" chartooo:axis-type="auto">
            <chartooo:date-scale/>
            <chart:categories table:cell-range-address="'raw data'.A86:'raw data'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86:'raw data'.B105" chart:label-cell-address="'raw data'.B85:'raw data'.B85" chart:class="chart:line">
            <chart:data-point chart:repeated="20"/>
          </chart:series>
          <chart:series chart:style-name="ch8" chart:values-cell-range-address="'raw data'.C86:'raw data'.C105" chart:label-cell-address="'raw data'.C85:'raw data'.C85" chart:class="chart:line">
            <chart:data-point chart:repeated="20"/>
          </chart:series>
          <chart:series chart:style-name="ch9" chart:values-cell-range-address="'raw data'.D86:'raw data'.D105" chart:label-cell-address="'raw data'.D85:'raw data'.D85" chart:class="chart:line">
            <chart:data-point chart:repeated="20"/>
          </chart:series>
          <chart:series chart:style-name="ch10" chart:values-cell-range-address="'raw data'.E86:'raw data'.E105" chart:label-cell-address="'raw data'.E85:'raw data'.E8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6)</text:p>
                <draw:g>
                  <svg:desc>'raw data'.B85:'raw data'.B85</svg:desc>
                </draw:g>
              </table:table-cell>
              <table:table-cell office:value-type="string">
                <text:p>cpu(atoi_opt_1|6)</text:p>
                <draw:g>
                  <svg:desc>'raw data'.C85:'raw data'.C85</svg:desc>
                </draw:g>
              </table:table-cell>
              <table:table-cell office:value-type="string">
                <text:p>cpu(atoi_opt_2|6)</text:p>
                <draw:g>
                  <svg:desc>'raw data'.D85:'raw data'.D85</svg:desc>
                </draw:g>
              </table:table-cell>
              <table:table-cell office:value-type="string">
                <text:p>cpu(atoi_opt_3|6)</text:p>
                <draw:g>
                  <svg:desc>'raw data'.E85:'raw data'.E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86:'raw data'.A105</svg:desc>
                </draw:g>
              </table:table-cell>
              <table:table-cell office:value-type="float" office:value="22747.5">
                <text:p>22747.5</text:p>
                <draw:g>
                  <svg:desc>'raw data'.B86:'raw data'.B105</svg:desc>
                </draw:g>
              </table:table-cell>
              <table:table-cell office:value-type="float" office:value="5035.31">
                <text:p>5035.31</text:p>
                <draw:g>
                  <svg:desc>'raw data'.C86:'raw data'.C105</svg:desc>
                </draw:g>
              </table:table-cell>
              <table:table-cell office:value-type="float" office:value="4270.19">
                <text:p>4270.19</text:p>
                <draw:g>
                  <svg:desc>'raw data'.D86:'raw data'.D105</svg:desc>
                </draw:g>
              </table:table-cell>
              <table:table-cell office:value-type="float" office:value="3611.79">
                <text:p>3611.79</text:p>
                <draw:g>
                  <svg:desc>'raw data'.E86:'raw data'.E1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413.4">
                <text:p>22413.4</text:p>
              </table:table-cell>
              <table:table-cell office:value-type="float" office:value="4997.37">
                <text:p>4997.37</text:p>
              </table:table-cell>
              <table:table-cell office:value-type="float" office:value="4274.45">
                <text:p>4274.45</text:p>
              </table:table-cell>
              <table:table-cell office:value-type="float" office:value="3612.21">
                <text:p>3612.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339.9">
                <text:p>22339.9</text:p>
              </table:table-cell>
              <table:table-cell office:value-type="float" office:value="5007.55">
                <text:p>5007.55</text:p>
              </table:table-cell>
              <table:table-cell office:value-type="float" office:value="4276.29">
                <text:p>4276.29</text:p>
              </table:table-cell>
              <table:table-cell office:value-type="float" office:value="3621.41">
                <text:p>3621.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614.5">
                <text:p>22614.5</text:p>
              </table:table-cell>
              <table:table-cell office:value-type="float" office:value="4995.76">
                <text:p>4995.76</text:p>
              </table:table-cell>
              <table:table-cell office:value-type="float" office:value="4267.99">
                <text:p>4267.99</text:p>
              </table:table-cell>
              <table:table-cell office:value-type="float" office:value="3609.77">
                <text:p>3609.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77.8">
                <text:p>22477.8</text:p>
              </table:table-cell>
              <table:table-cell office:value-type="float" office:value="5000.61">
                <text:p>5000.61</text:p>
              </table:table-cell>
              <table:table-cell office:value-type="float" office:value="4273.41">
                <text:p>4273.41</text:p>
              </table:table-cell>
              <table:table-cell office:value-type="float" office:value="3609.38">
                <text:p>3609.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590.7">
                <text:p>22590.7</text:p>
              </table:table-cell>
              <table:table-cell office:value-type="float" office:value="5011.27">
                <text:p>5011.27</text:p>
              </table:table-cell>
              <table:table-cell office:value-type="float" office:value="4273.88">
                <text:p>4273.88</text:p>
              </table:table-cell>
              <table:table-cell office:value-type="float" office:value="3607.77">
                <text:p>3607.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804.7">
                <text:p>22804.7</text:p>
              </table:table-cell>
              <table:table-cell office:value-type="float" office:value="4995.82">
                <text:p>4995.82</text:p>
              </table:table-cell>
              <table:table-cell office:value-type="float" office:value="4270.23">
                <text:p>4270.23</text:p>
              </table:table-cell>
              <table:table-cell office:value-type="float" office:value="3609.29">
                <text:p>3609.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258.8">
                <text:p>22258.8</text:p>
              </table:table-cell>
              <table:table-cell office:value-type="float" office:value="4999.85">
                <text:p>4999.85</text:p>
              </table:table-cell>
              <table:table-cell office:value-type="float" office:value="4281.88">
                <text:p>4281.88</text:p>
              </table:table-cell>
              <table:table-cell office:value-type="float" office:value="3607.98">
                <text:p>3607.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537.8">
                <text:p>22537.8</text:p>
              </table:table-cell>
              <table:table-cell office:value-type="float" office:value="5018.62">
                <text:p>5018.62</text:p>
              </table:table-cell>
              <table:table-cell office:value-type="float" office:value="4281.68">
                <text:p>4281.68</text:p>
              </table:table-cell>
              <table:table-cell office:value-type="float" office:value="3616.65">
                <text:p>3616.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61.8">
                <text:p>22661.8</text:p>
              </table:table-cell>
              <table:table-cell office:value-type="float" office:value="4997.51">
                <text:p>4997.51</text:p>
              </table:table-cell>
              <table:table-cell office:value-type="float" office:value="4273.53">
                <text:p>4273.53</text:p>
              </table:table-cell>
              <table:table-cell office:value-type="float" office:value="3611.87">
                <text:p>3611.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718.9">
                <text:p>22718.9</text:p>
              </table:table-cell>
              <table:table-cell office:value-type="float" office:value="4994.29">
                <text:p>4994.29</text:p>
              </table:table-cell>
              <table:table-cell office:value-type="float" office:value="4271.29">
                <text:p>4271.29</text:p>
              </table:table-cell>
              <table:table-cell office:value-type="float" office:value="3610.66">
                <text:p>3610.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804.9">
                <text:p>22804.9</text:p>
              </table:table-cell>
              <table:table-cell office:value-type="float" office:value="5004.39">
                <text:p>5004.39</text:p>
              </table:table-cell>
              <table:table-cell office:value-type="float" office:value="4267.89">
                <text:p>4267.89</text:p>
              </table:table-cell>
              <table:table-cell office:value-type="float" office:value="3607.27">
                <text:p>3607.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825.9">
                <text:p>22825.9</text:p>
              </table:table-cell>
              <table:table-cell office:value-type="float" office:value="4998.05">
                <text:p>4998.05</text:p>
              </table:table-cell>
              <table:table-cell office:value-type="float" office:value="4272.01">
                <text:p>4272.01</text:p>
              </table:table-cell>
              <table:table-cell office:value-type="float" office:value="3610.43">
                <text:p>3610.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513.8">
                <text:p>22513.8</text:p>
              </table:table-cell>
              <table:table-cell office:value-type="float" office:value="4996.72">
                <text:p>4996.72</text:p>
              </table:table-cell>
              <table:table-cell office:value-type="float" office:value="4274.22">
                <text:p>4274.22</text:p>
              </table:table-cell>
              <table:table-cell office:value-type="float" office:value="3613.79">
                <text:p>3613.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612.6">
                <text:p>22612.6</text:p>
              </table:table-cell>
              <table:table-cell office:value-type="float" office:value="5002.99">
                <text:p>5002.99</text:p>
              </table:table-cell>
              <table:table-cell office:value-type="float" office:value="4266.4">
                <text:p>4266.4</text:p>
              </table:table-cell>
              <table:table-cell office:value-type="float" office:value="3611.66">
                <text:p>3611.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483">
                <text:p>22483</text:p>
              </table:table-cell>
              <table:table-cell office:value-type="float" office:value="5002.87">
                <text:p>5002.87</text:p>
              </table:table-cell>
              <table:table-cell office:value-type="float" office:value="4270.38">
                <text:p>4270.38</text:p>
              </table:table-cell>
              <table:table-cell office:value-type="float" office:value="3608.32">
                <text:p>3608.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573">
                <text:p>22573</text:p>
              </table:table-cell>
              <table:table-cell office:value-type="float" office:value="4994.11">
                <text:p>4994.11</text:p>
              </table:table-cell>
              <table:table-cell office:value-type="float" office:value="4269.42">
                <text:p>4269.42</text:p>
              </table:table-cell>
              <table:table-cell office:value-type="float" office:value="3607.78">
                <text:p>3607.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330.7">
                <text:p>22330.7</text:p>
              </table:table-cell>
              <table:table-cell office:value-type="float" office:value="5009.22">
                <text:p>5009.22</text:p>
              </table:table-cell>
              <table:table-cell office:value-type="float" office:value="4266.11">
                <text:p>4266.11</text:p>
              </table:table-cell>
              <table:table-cell office:value-type="float" office:value="3613.21">
                <text:p>3613.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437.8">
                <text:p>22437.8</text:p>
              </table:table-cell>
              <table:table-cell office:value-type="float" office:value="5001.51">
                <text:p>5001.51</text:p>
              </table:table-cell>
              <table:table-cell office:value-type="float" office:value="4265.34">
                <text:p>4265.34</text:p>
              </table:table-cell>
              <table:table-cell office:value-type="float" office:value="3608.69">
                <text:p>3608.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950.9">
                <text:p>21950.9</text:p>
              </table:table-cell>
              <table:table-cell office:value-type="float" office:value="5028.4">
                <text:p>5028.4</text:p>
              </table:table-cell>
              <table:table-cell office:value-type="float" office:value="4274.65">
                <text:p>4274.65</text:p>
              </table:table-cell>
              <table:table-cell office:value-type="float" office:value="3608.84">
                <text:p>3608.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106:'raw data'.E126" chart:data-source-has-labels="both" svg:x="0.468cm" svg:y="0.185cm" svg:width="18.538cm" svg:height="8.902cm">
          <chartooo:coordinate-region svg:x="2.121cm" svg:y="0.358cm" svg:width="16.699cm" svg:height="8.135cm"/>
          <chart:axis chart:dimension="x" chart:name="primary-x" chart:style-name="ch4" chartooo:axis-type="auto">
            <chartooo:date-scale/>
            <chart:categories table:cell-range-address="'raw data'.A107:'raw data'.A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107:'raw data'.B126" chart:label-cell-address="'raw data'.B106:'raw data'.B106" chart:class="chart:line">
            <chart:data-point chart:repeated="20"/>
          </chart:series>
          <chart:series chart:style-name="ch8" chart:values-cell-range-address="'raw data'.C107:'raw data'.C126" chart:label-cell-address="'raw data'.C106:'raw data'.C106" chart:class="chart:line">
            <chart:data-point chart:repeated="20"/>
          </chart:series>
          <chart:series chart:style-name="ch9" chart:values-cell-range-address="'raw data'.D107:'raw data'.D126" chart:label-cell-address="'raw data'.D106:'raw data'.D106" chart:class="chart:line">
            <chart:data-point chart:repeated="20"/>
          </chart:series>
          <chart:series chart:style-name="ch10" chart:values-cell-range-address="'raw data'.E107:'raw data'.E126" chart:label-cell-address="'raw data'.E106:'raw data'.E106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7)</text:p>
                <draw:g>
                  <svg:desc>'raw data'.B106:'raw data'.B106</svg:desc>
                </draw:g>
              </table:table-cell>
              <table:table-cell office:value-type="string">
                <text:p>cpu(atoi_opt_1|7)</text:p>
                <draw:g>
                  <svg:desc>'raw data'.C106:'raw data'.C106</svg:desc>
                </draw:g>
              </table:table-cell>
              <table:table-cell office:value-type="string">
                <text:p>cpu(atoi_opt_2|7)</text:p>
                <draw:g>
                  <svg:desc>'raw data'.D106:'raw data'.D106</svg:desc>
                </draw:g>
              </table:table-cell>
              <table:table-cell office:value-type="string">
                <text:p>cpu(atoi_opt_3|7)</text:p>
                <draw:g>
                  <svg:desc>'raw data'.E106:'raw data'.E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107:'raw data'.A126</svg:desc>
                </draw:g>
              </table:table-cell>
              <table:table-cell office:value-type="float" office:value="24688.3">
                <text:p>24688.3</text:p>
                <draw:g>
                  <svg:desc>'raw data'.B107:'raw data'.B126</svg:desc>
                </draw:g>
              </table:table-cell>
              <table:table-cell office:value-type="float" office:value="5566.66">
                <text:p>5566.66</text:p>
                <draw:g>
                  <svg:desc>'raw data'.C107:'raw data'.C126</svg:desc>
                </draw:g>
              </table:table-cell>
              <table:table-cell office:value-type="float" office:value="4707.84">
                <text:p>4707.84</text:p>
                <draw:g>
                  <svg:desc>'raw data'.D107:'raw data'.D126</svg:desc>
                </draw:g>
              </table:table-cell>
              <table:table-cell office:value-type="float" office:value="4053.42">
                <text:p>4053.42</text:p>
                <draw:g>
                  <svg:desc>'raw data'.E107:'raw data'.E1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865.2">
                <text:p>24865.2</text:p>
              </table:table-cell>
              <table:table-cell office:value-type="float" office:value="5571.65">
                <text:p>5571.65</text:p>
              </table:table-cell>
              <table:table-cell office:value-type="float" office:value="4709.59">
                <text:p>4709.59</text:p>
              </table:table-cell>
              <table:table-cell office:value-type="float" office:value="4055.75">
                <text:p>4055.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330.9">
                <text:p>24330.9</text:p>
              </table:table-cell>
              <table:table-cell office:value-type="float" office:value="5552.55">
                <text:p>5552.55</text:p>
              </table:table-cell>
              <table:table-cell office:value-type="float" office:value="4706.92">
                <text:p>4706.92</text:p>
              </table:table-cell>
              <table:table-cell office:value-type="float" office:value="4053.18">
                <text:p>4053.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08.9">
                <text:p>25008.9</text:p>
              </table:table-cell>
              <table:table-cell office:value-type="float" office:value="5544.46">
                <text:p>5544.46</text:p>
              </table:table-cell>
              <table:table-cell office:value-type="float" office:value="4711.77">
                <text:p>4711.77</text:p>
              </table:table-cell>
              <table:table-cell office:value-type="float" office:value="4054.29">
                <text:p>4054.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664.7">
                <text:p>24664.7</text:p>
              </table:table-cell>
              <table:table-cell office:value-type="float" office:value="5544.39">
                <text:p>5544.39</text:p>
              </table:table-cell>
              <table:table-cell office:value-type="float" office:value="4714.42">
                <text:p>4714.42</text:p>
              </table:table-cell>
              <table:table-cell office:value-type="float" office:value="4053.13">
                <text:p>4053.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786.3">
                <text:p>24786.3</text:p>
              </table:table-cell>
              <table:table-cell office:value-type="float" office:value="5543.25">
                <text:p>5543.25</text:p>
              </table:table-cell>
              <table:table-cell office:value-type="float" office:value="4710.34">
                <text:p>4710.34</text:p>
              </table:table-cell>
              <table:table-cell office:value-type="float" office:value="4053.98">
                <text:p>4053.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985.6">
                <text:p>24985.6</text:p>
              </table:table-cell>
              <table:table-cell office:value-type="float" office:value="5548.02">
                <text:p>5548.02</text:p>
              </table:table-cell>
              <table:table-cell office:value-type="float" office:value="4710.79">
                <text:p>4710.79</text:p>
              </table:table-cell>
              <table:table-cell office:value-type="float" office:value="4054.46">
                <text:p>4054.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410.7">
                <text:p>24410.7</text:p>
              </table:table-cell>
              <table:table-cell office:value-type="float" office:value="5540.6">
                <text:p>5540.6</text:p>
              </table:table-cell>
              <table:table-cell office:value-type="float" office:value="4720.61">
                <text:p>4720.61</text:p>
              </table:table-cell>
              <table:table-cell office:value-type="float" office:value="4054.07">
                <text:p>4054.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130.5">
                <text:p>25130.5</text:p>
              </table:table-cell>
              <table:table-cell office:value-type="float" office:value="5554.58">
                <text:p>5554.58</text:p>
              </table:table-cell>
              <table:table-cell office:value-type="float" office:value="4716.11">
                <text:p>4716.11</text:p>
              </table:table-cell>
              <table:table-cell office:value-type="float" office:value="4065.41">
                <text:p>4065.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96.9">
                <text:p>24996.9</text:p>
              </table:table-cell>
              <table:table-cell office:value-type="float" office:value="5538.62">
                <text:p>5538.62</text:p>
              </table:table-cell>
              <table:table-cell office:value-type="float" office:value="4714.02">
                <text:p>4714.02</text:p>
              </table:table-cell>
              <table:table-cell office:value-type="float" office:value="4064.49">
                <text:p>4064.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872.3">
                <text:p>24872.3</text:p>
              </table:table-cell>
              <table:table-cell office:value-type="float" office:value="5540.95">
                <text:p>5540.95</text:p>
              </table:table-cell>
              <table:table-cell office:value-type="float" office:value="4750.65">
                <text:p>4750.65</text:p>
              </table:table-cell>
              <table:table-cell office:value-type="float" office:value="4062.81">
                <text:p>4062.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698.8">
                <text:p>24698.8</text:p>
              </table:table-cell>
              <table:table-cell office:value-type="float" office:value="5544.89">
                <text:p>5544.89</text:p>
              </table:table-cell>
              <table:table-cell office:value-type="float" office:value="4707.28">
                <text:p>4707.28</text:p>
              </table:table-cell>
              <table:table-cell office:value-type="float" office:value="4061.44">
                <text:p>4061.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356">
                <text:p>24356</text:p>
              </table:table-cell>
              <table:table-cell office:value-type="float" office:value="5538.53">
                <text:p>5538.53</text:p>
              </table:table-cell>
              <table:table-cell office:value-type="float" office:value="4707.97">
                <text:p>4707.97</text:p>
              </table:table-cell>
              <table:table-cell office:value-type="float" office:value="4053.45">
                <text:p>4053.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365.8">
                <text:p>24365.8</text:p>
              </table:table-cell>
              <table:table-cell office:value-type="float" office:value="5542.27">
                <text:p>5542.27</text:p>
              </table:table-cell>
              <table:table-cell office:value-type="float" office:value="4710.07">
                <text:p>4710.07</text:p>
              </table:table-cell>
              <table:table-cell office:value-type="float" office:value="4055.48">
                <text:p>4055.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016.3">
                <text:p>25016.3</text:p>
              </table:table-cell>
              <table:table-cell office:value-type="float" office:value="5550.23">
                <text:p>5550.23</text:p>
              </table:table-cell>
              <table:table-cell office:value-type="float" office:value="4711.84">
                <text:p>4711.84</text:p>
              </table:table-cell>
              <table:table-cell office:value-type="float" office:value="4057.08">
                <text:p>4057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691.3">
                <text:p>24691.3</text:p>
              </table:table-cell>
              <table:table-cell office:value-type="float" office:value="5541.79">
                <text:p>5541.79</text:p>
              </table:table-cell>
              <table:table-cell office:value-type="float" office:value="4705.01">
                <text:p>4705.01</text:p>
              </table:table-cell>
              <table:table-cell office:value-type="float" office:value="4062.96">
                <text:p>4062.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784.6">
                <text:p>24784.6</text:p>
              </table:table-cell>
              <table:table-cell office:value-type="float" office:value="5537">
                <text:p>5537</text:p>
              </table:table-cell>
              <table:table-cell office:value-type="float" office:value="4702.35">
                <text:p>4702.35</text:p>
              </table:table-cell>
              <table:table-cell office:value-type="float" office:value="4053.75">
                <text:p>4053.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219.1">
                <text:p>24219.1</text:p>
              </table:table-cell>
              <table:table-cell office:value-type="float" office:value="5541.06">
                <text:p>5541.06</text:p>
              </table:table-cell>
              <table:table-cell office:value-type="float" office:value="4702.7">
                <text:p>4702.7</text:p>
              </table:table-cell>
              <table:table-cell office:value-type="float" office:value="4063.89">
                <text:p>4063.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630">
                <text:p>24630</text:p>
              </table:table-cell>
              <table:table-cell office:value-type="float" office:value="5534.77">
                <text:p>5534.77</text:p>
              </table:table-cell>
              <table:table-cell office:value-type="float" office:value="4706.39">
                <text:p>4706.39</text:p>
              </table:table-cell>
              <table:table-cell office:value-type="float" office:value="4057.02">
                <text:p>4057.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336.4">
                <text:p>24336.4</text:p>
              </table:table-cell>
              <table:table-cell office:value-type="float" office:value="5538.88">
                <text:p>5538.88</text:p>
              </table:table-cell>
              <table:table-cell office:value-type="float" office:value="4703.15">
                <text:p>4703.15</text:p>
              </table:table-cell>
              <table:table-cell office:value-type="float" office:value="4058.74">
                <text:p>4058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127:'raw data'.E147" chart:data-source-has-labels="both" svg:x="0.468cm" svg:y="0.185cm" svg:width="18.538cm" svg:height="8.902cm">
          <chartooo:coordinate-region svg:x="2.121cm" svg:y="0.358cm" svg:width="16.699cm" svg:height="8.135cm"/>
          <chart:axis chart:dimension="x" chart:name="primary-x" chart:style-name="ch4" chartooo:axis-type="auto">
            <chartooo:date-scale/>
            <chart:categories table:cell-range-address="'raw data'.A128:'raw data'.A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128:'raw data'.B147" chart:label-cell-address="'raw data'.B127:'raw data'.B127" chart:class="chart:line">
            <chart:data-point chart:repeated="20"/>
          </chart:series>
          <chart:series chart:style-name="ch8" chart:values-cell-range-address="'raw data'.C128:'raw data'.C147" chart:label-cell-address="'raw data'.C127:'raw data'.C127" chart:class="chart:line">
            <chart:data-point chart:repeated="20"/>
          </chart:series>
          <chart:series chart:style-name="ch9" chart:values-cell-range-address="'raw data'.D128:'raw data'.D147" chart:label-cell-address="'raw data'.D127:'raw data'.D127" chart:class="chart:line">
            <chart:data-point chart:repeated="20"/>
          </chart:series>
          <chart:series chart:style-name="ch10" chart:values-cell-range-address="'raw data'.E128:'raw data'.E147" chart:label-cell-address="'raw data'.E127:'raw data'.E127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8)</text:p>
                <draw:g>
                  <svg:desc>'raw data'.B127:'raw data'.B127</svg:desc>
                </draw:g>
              </table:table-cell>
              <table:table-cell office:value-type="string">
                <text:p>cpu(atoi_opt_1|8)</text:p>
                <draw:g>
                  <svg:desc>'raw data'.C127:'raw data'.C127</svg:desc>
                </draw:g>
              </table:table-cell>
              <table:table-cell office:value-type="string">
                <text:p>cpu(atoi_opt_2|8)</text:p>
                <draw:g>
                  <svg:desc>'raw data'.D127:'raw data'.D127</svg:desc>
                </draw:g>
              </table:table-cell>
              <table:table-cell office:value-type="string">
                <text:p>cpu(atoi_opt_3|8)</text:p>
                <draw:g>
                  <svg:desc>'raw data'.E127:'raw data'.E1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128:'raw data'.A147</svg:desc>
                </draw:g>
              </table:table-cell>
              <table:table-cell office:value-type="float" office:value="27955.6">
                <text:p>27955.6</text:p>
                <draw:g>
                  <svg:desc>'raw data'.B128:'raw data'.B147</svg:desc>
                </draw:g>
              </table:table-cell>
              <table:table-cell office:value-type="float" office:value="6019.03">
                <text:p>6019.03</text:p>
                <draw:g>
                  <svg:desc>'raw data'.C128:'raw data'.C147</svg:desc>
                </draw:g>
              </table:table-cell>
              <table:table-cell office:value-type="float" office:value="5172.54">
                <text:p>5172.54</text:p>
                <draw:g>
                  <svg:desc>'raw data'.D128:'raw data'.D147</svg:desc>
                </draw:g>
              </table:table-cell>
              <table:table-cell office:value-type="float" office:value="4548.08">
                <text:p>4548.08</text:p>
                <draw:g>
                  <svg:desc>'raw data'.E128:'raw data'.E1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077.2">
                <text:p>28077.2</text:p>
              </table:table-cell>
              <table:table-cell office:value-type="float" office:value="6010.86">
                <text:p>6010.86</text:p>
              </table:table-cell>
              <table:table-cell office:value-type="float" office:value="5187.68">
                <text:p>5187.68</text:p>
              </table:table-cell>
              <table:table-cell office:value-type="float" office:value="4506.49">
                <text:p>4506.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867.1">
                <text:p>27867.1</text:p>
              </table:table-cell>
              <table:table-cell office:value-type="float" office:value="6011.4">
                <text:p>6011.4</text:p>
              </table:table-cell>
              <table:table-cell office:value-type="float" office:value="5177.51">
                <text:p>5177.51</text:p>
              </table:table-cell>
              <table:table-cell office:value-type="float" office:value="4508.11">
                <text:p>4508.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80.4">
                <text:p>27780.4</text:p>
              </table:table-cell>
              <table:table-cell office:value-type="float" office:value="6013.85">
                <text:p>6013.85</text:p>
              </table:table-cell>
              <table:table-cell office:value-type="float" office:value="5182.84">
                <text:p>5182.84</text:p>
              </table:table-cell>
              <table:table-cell office:value-type="float" office:value="4517.7">
                <text:p>4517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882.1">
                <text:p>27882.1</text:p>
              </table:table-cell>
              <table:table-cell office:value-type="float" office:value="6018.52">
                <text:p>6018.52</text:p>
              </table:table-cell>
              <table:table-cell office:value-type="float" office:value="5179.05">
                <text:p>5179.05</text:p>
              </table:table-cell>
              <table:table-cell office:value-type="float" office:value="4513.04">
                <text:p>4513.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160.7">
                <text:p>28160.7</text:p>
              </table:table-cell>
              <table:table-cell office:value-type="float" office:value="6020.04">
                <text:p>6020.04</text:p>
              </table:table-cell>
              <table:table-cell office:value-type="float" office:value="5173.96">
                <text:p>5173.96</text:p>
              </table:table-cell>
              <table:table-cell office:value-type="float" office:value="4504.32">
                <text:p>4504.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171.9">
                <text:p>28171.9</text:p>
              </table:table-cell>
              <table:table-cell office:value-type="float" office:value="6018.93">
                <text:p>6018.93</text:p>
              </table:table-cell>
              <table:table-cell office:value-type="float" office:value="5178.38">
                <text:p>5178.38</text:p>
              </table:table-cell>
              <table:table-cell office:value-type="float" office:value="4501.62">
                <text:p>4501.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806.8">
                <text:p>27806.8</text:p>
              </table:table-cell>
              <table:table-cell office:value-type="float" office:value="6007.71">
                <text:p>6007.71</text:p>
              </table:table-cell>
              <table:table-cell office:value-type="float" office:value="5191.81">
                <text:p>5191.81</text:p>
              </table:table-cell>
              <table:table-cell office:value-type="float" office:value="4504.22">
                <text:p>4504.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67.7">
                <text:p>28067.7</text:p>
              </table:table-cell>
              <table:table-cell office:value-type="float" office:value="6008.48">
                <text:p>6008.48</text:p>
              </table:table-cell>
              <table:table-cell office:value-type="float" office:value="5174.68">
                <text:p>5174.68</text:p>
              </table:table-cell>
              <table:table-cell office:value-type="float" office:value="4503.74">
                <text:p>4503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09.4">
                <text:p>27909.4</text:p>
              </table:table-cell>
              <table:table-cell office:value-type="float" office:value="6015.06">
                <text:p>6015.06</text:p>
              </table:table-cell>
              <table:table-cell office:value-type="float" office:value="5176.21">
                <text:p>5176.21</text:p>
              </table:table-cell>
              <table:table-cell office:value-type="float" office:value="4502.65">
                <text:p>4502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976.1">
                <text:p>27976.1</text:p>
              </table:table-cell>
              <table:table-cell office:value-type="float" office:value="6008.64">
                <text:p>6008.64</text:p>
              </table:table-cell>
              <table:table-cell office:value-type="float" office:value="5175.42">
                <text:p>5175.42</text:p>
              </table:table-cell>
              <table:table-cell office:value-type="float" office:value="4512.46">
                <text:p>4512.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092.1">
                <text:p>28092.1</text:p>
              </table:table-cell>
              <table:table-cell office:value-type="float" office:value="6016.63">
                <text:p>6016.63</text:p>
              </table:table-cell>
              <table:table-cell office:value-type="float" office:value="5172.68">
                <text:p>5172.68</text:p>
              </table:table-cell>
              <table:table-cell office:value-type="float" office:value="4503.48">
                <text:p>4503.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260.3">
                <text:p>28260.3</text:p>
              </table:table-cell>
              <table:table-cell office:value-type="float" office:value="6022.95">
                <text:p>6022.95</text:p>
              </table:table-cell>
              <table:table-cell office:value-type="float" office:value="5173.55">
                <text:p>5173.55</text:p>
              </table:table-cell>
              <table:table-cell office:value-type="float" office:value="4505.54">
                <text:p>4505.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129.2">
                <text:p>28129.2</text:p>
              </table:table-cell>
              <table:table-cell office:value-type="float" office:value="6017.31">
                <text:p>6017.31</text:p>
              </table:table-cell>
              <table:table-cell office:value-type="float" office:value="5179.82">
                <text:p>5179.82</text:p>
              </table:table-cell>
              <table:table-cell office:value-type="float" office:value="4516.91">
                <text:p>4516.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006.1">
                <text:p>28006.1</text:p>
              </table:table-cell>
              <table:table-cell office:value-type="float" office:value="6008.95">
                <text:p>6008.95</text:p>
              </table:table-cell>
              <table:table-cell office:value-type="float" office:value="5183.97">
                <text:p>5183.97</text:p>
              </table:table-cell>
              <table:table-cell office:value-type="float" office:value="4501.67">
                <text:p>4501.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907.4">
                <text:p>27907.4</text:p>
              </table:table-cell>
              <table:table-cell office:value-type="float" office:value="6014.14">
                <text:p>6014.14</text:p>
              </table:table-cell>
              <table:table-cell office:value-type="float" office:value="5175.77">
                <text:p>5175.77</text:p>
              </table:table-cell>
              <table:table-cell office:value-type="float" office:value="4497.69">
                <text:p>4497.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036.4">
                <text:p>28036.4</text:p>
              </table:table-cell>
              <table:table-cell office:value-type="float" office:value="6005.97">
                <text:p>6005.97</text:p>
              </table:table-cell>
              <table:table-cell office:value-type="float" office:value="5171.89">
                <text:p>5171.89</text:p>
              </table:table-cell>
              <table:table-cell office:value-type="float" office:value="4508.02">
                <text:p>4508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828.5">
                <text:p>27828.5</text:p>
              </table:table-cell>
              <table:table-cell office:value-type="float" office:value="6015.14">
                <text:p>6015.14</text:p>
              </table:table-cell>
              <table:table-cell office:value-type="float" office:value="5170.71">
                <text:p>5170.71</text:p>
              </table:table-cell>
              <table:table-cell office:value-type="float" office:value="4499.53">
                <text:p>4499.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998.8">
                <text:p>27998.8</text:p>
              </table:table-cell>
              <table:table-cell office:value-type="float" office:value="6008.15">
                <text:p>6008.15</text:p>
              </table:table-cell>
              <table:table-cell office:value-type="float" office:value="5169.71">
                <text:p>5169.71</text:p>
              </table:table-cell>
              <table:table-cell office:value-type="float" office:value="4504.3">
                <text:p>4504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12.4">
                <text:p>28012.4</text:p>
              </table:table-cell>
              <table:table-cell office:value-type="float" office:value="6009.58">
                <text:p>6009.58</text:p>
              </table:table-cell>
              <table:table-cell office:value-type="float" office:value="5175.21">
                <text:p>5175.21</text:p>
              </table:table-cell>
              <table:table-cell office:value-type="float" office:value="4504.39">
                <text:p>4504.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7cm" svg:height="9.272cm" xlink:href=".." xlink:type="simple" chart:class="chart:line" chart:style-name="ch1">
        <chart:legend chart:legend-position="end" svg:x="19.474cm" svg:y="3.696cm" style:legend-expansion="high" chart:style-name="ch2"/>
        <chart:plot-area chart:style-name="ch3" table:cell-range-address="'raw data'.A148:'raw data'.E168" chart:data-source-has-labels="both" svg:x="0.468cm" svg:y="0.185cm" svg:width="18.538cm" svg:height="8.902cm">
          <chartooo:coordinate-region svg:x="2.121cm" svg:y="0.358cm" svg:width="16.699cm" svg:height="8.135cm"/>
          <chart:axis chart:dimension="x" chart:name="primary-x" chart:style-name="ch4" chartooo:axis-type="auto">
            <chartooo:date-scale/>
            <chart:categories table:cell-range-address="'raw data'.A149:'raw data'.A1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B149:'raw data'.B168" chart:label-cell-address="'raw data'.B148:'raw data'.B148" chart:class="chart:line">
            <chart:data-point chart:repeated="20"/>
          </chart:series>
          <chart:series chart:style-name="ch8" chart:values-cell-range-address="'raw data'.C149:'raw data'.C168" chart:label-cell-address="'raw data'.C148:'raw data'.C148" chart:class="chart:line">
            <chart:data-point chart:repeated="20"/>
          </chart:series>
          <chart:series chart:style-name="ch9" chart:values-cell-range-address="'raw data'.D149:'raw data'.D168" chart:label-cell-address="'raw data'.D148:'raw data'.D148" chart:class="chart:line">
            <chart:data-point chart:repeated="20"/>
          </chart:series>
          <chart:series chart:style-name="ch10" chart:values-cell-range-address="'raw data'.E149:'raw data'.E168" chart:label-cell-address="'raw data'.E148:'raw data'.E148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std_atoi|9)</text:p>
                <draw:g>
                  <svg:desc>'raw data'.B148:'raw data'.B148</svg:desc>
                </draw:g>
              </table:table-cell>
              <table:table-cell office:value-type="string">
                <text:p>cpu(atoi_opt_1|9)</text:p>
                <draw:g>
                  <svg:desc>'raw data'.C148:'raw data'.C148</svg:desc>
                </draw:g>
              </table:table-cell>
              <table:table-cell office:value-type="string">
                <text:p>cpu(atoi_opt_2|9)</text:p>
                <draw:g>
                  <svg:desc>'raw data'.D148:'raw data'.D148</svg:desc>
                </draw:g>
              </table:table-cell>
              <table:table-cell office:value-type="string">
                <text:p>cpu(atoi_opt_3|9)</text:p>
                <draw:g>
                  <svg:desc>'raw data'.E148:'raw data'.E1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w data'.A149:'raw data'.A168</svg:desc>
                </draw:g>
              </table:table-cell>
              <table:table-cell office:value-type="float" office:value="27983.7">
                <text:p>27983.7</text:p>
                <draw:g>
                  <svg:desc>'raw data'.B149:'raw data'.B168</svg:desc>
                </draw:g>
              </table:table-cell>
              <table:table-cell office:value-type="float" office:value="6577.22">
                <text:p>6577.22</text:p>
                <draw:g>
                  <svg:desc>'raw data'.C149:'raw data'.C168</svg:desc>
                </draw:g>
              </table:table-cell>
              <table:table-cell office:value-type="float" office:value="5668.14">
                <text:p>5668.14</text:p>
                <draw:g>
                  <svg:desc>'raw data'.D149:'raw data'.D168</svg:desc>
                </draw:g>
              </table:table-cell>
              <table:table-cell office:value-type="float" office:value="4809.02">
                <text:p>4809.02</text:p>
                <draw:g>
                  <svg:desc>'raw data'.E149:'raw data'.E1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136">
                <text:p>28136</text:p>
              </table:table-cell>
              <table:table-cell office:value-type="float" office:value="6592.31">
                <text:p>6592.31</text:p>
              </table:table-cell>
              <table:table-cell office:value-type="float" office:value="5676.26">
                <text:p>5676.26</text:p>
              </table:table-cell>
              <table:table-cell office:value-type="float" office:value="4794.62">
                <text:p>4794.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788.6">
                <text:p>27788.6</text:p>
              </table:table-cell>
              <table:table-cell office:value-type="float" office:value="6609.48">
                <text:p>6609.48</text:p>
              </table:table-cell>
              <table:table-cell office:value-type="float" office:value="5665.87">
                <text:p>5665.87</text:p>
              </table:table-cell>
              <table:table-cell office:value-type="float" office:value="4816.54">
                <text:p>4816.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541">
                <text:p>27541</text:p>
              </table:table-cell>
              <table:table-cell office:value-type="float" office:value="6573">
                <text:p>6573</text:p>
              </table:table-cell>
              <table:table-cell office:value-type="float" office:value="5663.04">
                <text:p>5663.04</text:p>
              </table:table-cell>
              <table:table-cell office:value-type="float" office:value="4795.22">
                <text:p>4795.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05.2">
                <text:p>28005.2</text:p>
              </table:table-cell>
              <table:table-cell office:value-type="float" office:value="6568.57">
                <text:p>6568.57</text:p>
              </table:table-cell>
              <table:table-cell office:value-type="float" office:value="5669.93">
                <text:p>5669.93</text:p>
              </table:table-cell>
              <table:table-cell office:value-type="float" office:value="4798.72">
                <text:p>4798.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929.2">
                <text:p>27929.2</text:p>
              </table:table-cell>
              <table:table-cell office:value-type="float" office:value="6569.68">
                <text:p>6569.68</text:p>
              </table:table-cell>
              <table:table-cell office:value-type="float" office:value="5662.52">
                <text:p>5662.52</text:p>
              </table:table-cell>
              <table:table-cell office:value-type="float" office:value="4800.32">
                <text:p>4800.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357.7">
                <text:p>28357.7</text:p>
              </table:table-cell>
              <table:table-cell office:value-type="float" office:value="6584.01">
                <text:p>6584.01</text:p>
              </table:table-cell>
              <table:table-cell office:value-type="float" office:value="5671.99">
                <text:p>5671.99</text:p>
              </table:table-cell>
              <table:table-cell office:value-type="float" office:value="4802.61">
                <text:p>4802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705.9">
                <text:p>27705.9</text:p>
              </table:table-cell>
              <table:table-cell office:value-type="float" office:value="6566.87">
                <text:p>6566.87</text:p>
              </table:table-cell>
              <table:table-cell office:value-type="float" office:value="5668.48">
                <text:p>5668.48</text:p>
              </table:table-cell>
              <table:table-cell office:value-type="float" office:value="4808.91">
                <text:p>4808.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669.2">
                <text:p>27669.2</text:p>
              </table:table-cell>
              <table:table-cell office:value-type="float" office:value="6575.82">
                <text:p>6575.82</text:p>
              </table:table-cell>
              <table:table-cell office:value-type="float" office:value="5661.29">
                <text:p>5661.29</text:p>
              </table:table-cell>
              <table:table-cell office:value-type="float" office:value="4799.83">
                <text:p>4799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43.3">
                <text:p>27943.3</text:p>
              </table:table-cell>
              <table:table-cell office:value-type="float" office:value="6582.48">
                <text:p>6582.48</text:p>
              </table:table-cell>
              <table:table-cell office:value-type="float" office:value="5668.88">
                <text:p>5668.88</text:p>
              </table:table-cell>
              <table:table-cell office:value-type="float" office:value="4798.35">
                <text:p>4798.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873">
                <text:p>27873</text:p>
              </table:table-cell>
              <table:table-cell office:value-type="float" office:value="6566.35">
                <text:p>6566.35</text:p>
              </table:table-cell>
              <table:table-cell office:value-type="float" office:value="5671.3">
                <text:p>5671.3</text:p>
              </table:table-cell>
              <table:table-cell office:value-type="float" office:value="4794.8">
                <text:p>4794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53">
                <text:p>27853</text:p>
              </table:table-cell>
              <table:table-cell office:value-type="float" office:value="6573.05">
                <text:p>6573.05</text:p>
              </table:table-cell>
              <table:table-cell office:value-type="float" office:value="5662.21">
                <text:p>5662.21</text:p>
              </table:table-cell>
              <table:table-cell office:value-type="float" office:value="4800.47">
                <text:p>4800.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111.1">
                <text:p>28111.1</text:p>
              </table:table-cell>
              <table:table-cell office:value-type="float" office:value="6588.42">
                <text:p>6588.42</text:p>
              </table:table-cell>
              <table:table-cell office:value-type="float" office:value="5675.28">
                <text:p>5675.28</text:p>
              </table:table-cell>
              <table:table-cell office:value-type="float" office:value="4797.59">
                <text:p>4797.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918.1">
                <text:p>27918.1</text:p>
              </table:table-cell>
              <table:table-cell office:value-type="float" office:value="6573.69">
                <text:p>6573.69</text:p>
              </table:table-cell>
              <table:table-cell office:value-type="float" office:value="5683.02">
                <text:p>5683.02</text:p>
              </table:table-cell>
              <table:table-cell office:value-type="float" office:value="4792.86">
                <text:p>4792.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968.9">
                <text:p>27968.9</text:p>
              </table:table-cell>
              <table:table-cell office:value-type="float" office:value="6572.24">
                <text:p>6572.24</text:p>
              </table:table-cell>
              <table:table-cell office:value-type="float" office:value="5669.07">
                <text:p>5669.07</text:p>
              </table:table-cell>
              <table:table-cell office:value-type="float" office:value="4837.96">
                <text:p>4837.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791.4">
                <text:p>27791.4</text:p>
              </table:table-cell>
              <table:table-cell office:value-type="float" office:value="6574.05">
                <text:p>6574.05</text:p>
              </table:table-cell>
              <table:table-cell office:value-type="float" office:value="5663.99">
                <text:p>5663.99</text:p>
              </table:table-cell>
              <table:table-cell office:value-type="float" office:value="4796.94">
                <text:p>4796.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006.5">
                <text:p>28006.5</text:p>
              </table:table-cell>
              <table:table-cell office:value-type="float" office:value="6561.66">
                <text:p>6561.66</text:p>
              </table:table-cell>
              <table:table-cell office:value-type="float" office:value="5667.3">
                <text:p>5667.3</text:p>
              </table:table-cell>
              <table:table-cell office:value-type="float" office:value="4801.86">
                <text:p>4801.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8225.8">
                <text:p>28225.8</text:p>
              </table:table-cell>
              <table:table-cell office:value-type="float" office:value="6561.48">
                <text:p>6561.48</text:p>
              </table:table-cell>
              <table:table-cell office:value-type="float" office:value="5662.08">
                <text:p>5662.08</text:p>
              </table:table-cell>
              <table:table-cell office:value-type="float" office:value="4796.17">
                <text:p>4796.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8146.5">
                <text:p>28146.5</text:p>
              </table:table-cell>
              <table:table-cell office:value-type="float" office:value="6568.76">
                <text:p>6568.76</text:p>
              </table:table-cell>
              <table:table-cell office:value-type="float" office:value="5662.7">
                <text:p>5662.7</text:p>
              </table:table-cell>
              <table:table-cell office:value-type="float" office:value="4795.32">
                <text:p>479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53.6">
                <text:p>28053.6</text:p>
              </table:table-cell>
              <table:table-cell office:value-type="float" office:value="6561.15">
                <text:p>6561.15</text:p>
              </table:table-cell>
              <table:table-cell office:value-type="float" office:value="5664.67">
                <text:p>5664.67</text:p>
              </table:table-cell>
              <table:table-cell office:value-type="float" office:value="4794.04">
                <text:p>4794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